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Courier, mono"/>
    <style:font-face style:name="Geneva" svg:font-family="Geneva,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Arial, Helvetica, sans-serif"/>
  </office:font-face-decls>
  <office:automatic-styles>
    <style:style style:name="P1" style:family="paragraph" style:parent-style-name="Heading_20_1" style:master-page-name="HTML">
      <style:paragraph-properties fo:text-align="center" style:justify-single-word="false" style:page-number="auto"/>
    </style:style>
    <style:style style:name="P2" style:family="paragraph" style:parent-style-name="Heading_20_2">
      <style:paragraph-properties fo:break-before="page"/>
    </style:style>
    <style:style style:name="P3" style:family="paragraph" style:parent-style-name="Heading_20_2">
      <style:paragraph-properties fo:break-before="page"/>
      <style:text-properties officeooo:paragraph-rsid="00184c35"/>
    </style:style>
    <style:style style:name="P4" style:family="paragraph" style:parent-style-name="Heading_20_4">
      <style:paragraph-properties fo:margin-top="0.212cm" fo:margin-bottom="0.499cm" style:contextual-spacing="false"/>
    </style:style>
    <style:style style:name="P5" style:family="paragraph" style:parent-style-name="Heading_20_4">
      <style:paragraph-properties fo:margin-top="0.212cm" fo:margin-bottom="0.499cm" style:contextual-spacing="false" fo:break-before="page"/>
    </style:style>
    <style:style style:name="P6" style:family="paragraph" style:parent-style-name="Heading_20_4">
      <style:paragraph-properties fo:margin-top="0.212cm" fo:margin-bottom="0.499cm" style:contextual-spacing="false"/>
      <style:text-properties fo:color="#666666" loext:opacity="100%" style:font-name="Geneva" fo:font-size="12pt" fo:font-weight="bold" style:font-name-asian="Geneva" style:font-size-asian="12pt" style:font-weight-asian="bold" style:font-name-complex="Geneva" style:font-size-complex="12pt" style:font-weight-complex="bold"/>
    </style:style>
    <style:style style:name="P7" style:family="paragraph" style:parent-style-name="Heading_20_4">
      <style:paragraph-properties fo:margin-top="0.212cm" fo:margin-bottom="0.499cm" style:contextual-spacing="false"/>
      <style:text-properties fo:font-size="12pt" style:font-size-asian="12pt" style:font-size-complex="12pt"/>
    </style:style>
    <style:style style:name="P8" style:family="paragraph" style:parent-style-name="Preformatted_20_Text">
      <style:text-properties officeooo:paragraph-rsid="0015a26b"/>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style style:name="P26" style:family="paragraph" style:parent-style-name="Text_20_body">
      <style:text-properties fo:font-size="10.5pt" style:font-size-asian="10.5pt" style:font-size-complex="10.5pt"/>
    </style:style>
    <style:style style:name="P27" style:family="paragraph" style:parent-style-name="Text_20_body" style:list-style-name="L1">
      <style:paragraph-properties fo:margin-top="0cm" fo:margin-bottom="0cm" style:contextual-spacing="false"/>
      <style:text-properties fo:font-size="10.5pt" style:font-size-asian="10.5pt" style:font-size-complex="10.5pt"/>
    </style:style>
    <style:style style:name="P28" style:family="paragraph" style:parent-style-name="Text_20_body" style:list-style-name="L1">
      <style:text-properties fo:font-size="10.5pt" style:font-size-asian="10.5pt" style:font-size-complex="10.5pt"/>
    </style:style>
    <style:style style:name="P29" style:family="paragraph" style:parent-style-name="Text_20_body">
      <style:text-properties fo:font-size="10.5pt" officeooo:paragraph-rsid="0018ee58" style:font-size-asian="10.5pt" style:font-size-complex="10.5pt"/>
    </style:style>
    <style:style style:name="P30" style:family="paragraph" style:parent-style-name="Text_20_body">
      <style:text-properties fo:font-size="10.5pt" officeooo:paragraph-rsid="001aecd6" style:font-size-asian="10.5pt" style:font-size-complex="10.5pt"/>
    </style:style>
    <style:style style:name="P31" style:family="paragraph" style:parent-style-name="Text_20_body">
      <style:text-properties fo:font-size="10.5pt" officeooo:paragraph-rsid="001b433e" style:font-size-asian="10.5pt" style:font-size-complex="10.5pt"/>
    </style:style>
    <style:style style:name="P32" style:family="paragraph" style:parent-style-name="Text_20_body" style:list-style-name="L10">
      <style:paragraph-properties fo:margin-top="0cm" fo:margin-bottom="0cm" style:contextual-spacing="false"/>
      <style:text-properties fo:font-size="10.5pt" style:font-size-asian="10.5pt" style:font-size-complex="10.5pt"/>
    </style:style>
    <style:style style:name="P33" style:family="paragraph" style:parent-style-name="Text_20_body">
      <style:text-properties officeooo:paragraph-rsid="0018ee58"/>
    </style:style>
    <style:style style:name="P34" style:family="paragraph" style:parent-style-name="Text_20_body">
      <style:paragraph-properties fo:break-before="page"/>
      <style:text-properties officeooo:paragraph-rsid="0018ee58"/>
    </style:style>
    <style:style style:name="P35" style:family="paragraph" style:parent-style-name="Text_20_body">
      <style:text-properties officeooo:paragraph-rsid="001aecd6"/>
    </style:style>
    <style:style style:name="P36" style:family="paragraph" style:parent-style-name="Text_20_body">
      <style:paragraph-properties fo:break-before="page"/>
      <style:text-properties officeooo:paragraph-rsid="001aecd6"/>
    </style:style>
    <style:style style:name="P37" style:family="paragraph" style:parent-style-name="Text_20_body">
      <style:text-properties officeooo:paragraph-rsid="001b433e"/>
    </style:style>
    <style:style style:name="P38" style:family="paragraph" style:parent-style-name="Text_20_body">
      <style:paragraph-properties fo:break-before="page"/>
      <style:text-properties officeooo:paragraph-rsid="001b433e"/>
    </style:style>
    <style:style style:name="P39" style:family="paragraph" style:parent-style-name="Text_20_body">
      <style:text-properties officeooo:paragraph-rsid="001df0e3"/>
    </style:style>
    <style:style style:name="P40" style:family="paragraph" style:parent-style-name="Text_20_body">
      <style:text-properties officeooo:paragraph-rsid="001e55a1"/>
    </style:style>
    <style:style style:name="P41" style:family="paragraph" style:parent-style-name="Text_20_body">
      <style:paragraph-properties fo:break-before="page"/>
      <style:text-properties officeooo:paragraph-rsid="001e55a1"/>
    </style:style>
    <style:style style:name="P42" style:family="paragraph" style:parent-style-name="Text_20_body">
      <style:paragraph-properties fo:break-before="page"/>
      <style:text-properties officeooo:paragraph-rsid="001fea57"/>
    </style:style>
    <style:style style:name="P43" style:family="paragraph" style:parent-style-name="Text_20_body">
      <style:text-properties officeooo:paragraph-rsid="001fea57"/>
    </style:style>
    <style:style style:name="P44" style:family="paragraph" style:parent-style-name="Text_20_body">
      <style:text-properties officeooo:paragraph-rsid="00206e7d"/>
    </style:style>
    <style:style style:name="P45" style:family="paragraph" style:parent-style-name="Text_20_body">
      <style:text-properties style:font-name="Courier New" officeooo:paragraph-rsid="00206e7d"/>
    </style:style>
    <style:style style:name="T1" style:family="text">
      <style:text-properties fo:font-size="10.5pt" style:font-size-asian="10.5pt" style:font-size-complex="10.5pt"/>
    </style:style>
    <style:style style:name="T2" style:family="text">
      <style:text-properties fo:font-size="10.5pt" style:text-underline-style="solid" style:text-underline-width="auto" style:text-underline-color="font-color" style:font-size-asian="10.5pt" style:font-size-complex="10.5pt"/>
    </style:style>
    <style:style style:name="T3" style:family="text">
      <style:text-properties fo:color="#666666" loext:opacity="100%" style:font-name="Geneva" fo:font-size="12pt" fo:font-weight="bold" style:font-name-asian="Geneva" style:font-size-asian="12pt" style:font-weight-asian="bold" style:font-name-complex="Geneva" style:font-size-complex="12pt" style:font-weight-complex="bold"/>
    </style:style>
    <style:style style:name="T4" style:family="text">
      <style:text-properties fo:font-size="12pt" style:font-size-asian="12pt"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style:text-underline-style="solid" style:text-underline-width="auto" style:text-underline-color="font-color" officeooo:rsid="001b433e" style:font-size-asian="12pt" style:font-size-complex="12pt"/>
    </style:style>
    <style:style style:name="T7" style:family="text">
      <style:text-properties fo:font-size="12pt" style:text-underline-style="solid" style:text-underline-width="auto" style:text-underline-color="font-color" officeooo:rsid="001e6f9e" style:font-size-asian="12pt" style:font-size-complex="12pt"/>
    </style:style>
    <style:style style:name="T8" style:family="text">
      <style:text-properties fo:color="#000000" loext:opacity="100%" style:font-name="Courier New1" fo:font-size="12pt" style:text-underline-style="solid" style:text-underline-width="auto" style:text-underline-color="font-color" style:font-name-asian="Courier New1" style:font-size-asian="12pt" style:font-name-complex="Courier New1" style:font-size-complex="12pt"/>
    </style:style>
    <style:style style:name="T9" style:family="text">
      <style:text-properties fo:color="#000000" loext:opacity="100%" style:font-name="Courier New1" fo:font-size="12pt" style:text-underline-style="solid" style:text-underline-width="auto" style:text-underline-color="font-color" officeooo:rsid="001d09a5" style:font-name-asian="Courier New1" style:font-size-asian="12pt" style:font-name-complex="Courier New1" style:font-size-complex="12pt"/>
    </style:style>
    <style:style style:name="T10" style:family="text">
      <style:text-properties fo:color="#000000" loext:opacity="100%" style:font-name="Courier New1" fo:font-size="12pt" style:font-name-asian="Courier New1" style:font-size-asian="12pt" style:font-name-complex="Courier New1" style:font-size-complex="12pt"/>
    </style:style>
    <style:style style:name="T11" style:family="text">
      <style:text-properties fo:font-size="9pt" style:font-size-asian="9pt" style:font-size-complex="9pt"/>
    </style:style>
    <style:style style:name="T12" style:family="text">
      <style:text-properties style:font-name="Courier New" fo:font-size="9pt" style:font-size-asian="9pt" style:font-size-complex="9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gLayout</text:h>
      <text:p text:style-name="P26">MigLayout is an extremely flexible layout manager that can be used in many different ways to layout components using a single and consistent API. </text:p>
      <text:p text:style-name="P26">The main features are:</text:p>
      <text:list text:style-name="L1">
        <text:list-item>
          <text:p text:style-name="P27">String based constraints makes the layout code portable, short, human readable and easy to implement for XUL and GUI builders. </text:p>
        </text:list-item>
        <text:list-item>
          <text:p text:style-name="P27">From v2.0 there is also an API to create constraints. This means that whatever your preference is, String or API, you can use Mig Layout to create your layouts. </text:p>
        </text:list-item>
        <text:list-item>
          <text:p text:style-name="P9"><text:span text:style-name="T1">MiG Layout is the most flexible layout engine to date, capable of doing everything that </text:span><text:span text:style-name="Strong_20_Emphasis"><text:span text:style-name="T1">all</text:span></text:span><text:span text:style-name="T1"> major Layout Managers can, with one API. </text:span></text:p>
        </text:list-item>
        <text:list-item>
          <text:p text:style-name="P27">Extensible Units that can can be used to layout components with everything from screen percentage to millimeters. </text:p>
        </text:list-item>
        <text:list-item>
          <text:p text:style-name="P27">Docking, absolute positioning with component links and powerful grid layout all in one layout manager. </text:p>
        </text:list-item>
        <text:list-item>
          <text:p text:style-name="P27">GUI toolkit dependence put in three simple wrapper classes makes MiG Layout trivial to port to for instance .NET or any other GUI toolkit. </text:p>
        </text:list-item>
        <text:list-item>
          <text:p text:style-name="P28">MiG Layout is free to use and is Open Source. </text:p>
        </text:list-item>
      </text:list>
      <text:h text:style-name="Heading_20_2" text:outline-level="2">Initial Example</text:h>
      <text:p text:style-name="P26">An initial example that uses the grid funcitonality to create two rows with a right aligned label and a growing text field on each of the rows. It is using the default ("related") gaps except for the inter-row gap which is 10 pixels. </text:p>
      <text:p text:style-name="Preformatted_20_Text"><text:span text:style-name="Source_20_Text">// Layout, Column and Row constraints as arguments.<text:line-break/>MigLayout layout = new MigLayout("fillx", "[right]rel[grow,fill]", "[]10[]");<text:line-break/>JPanel panel = new Jpanel(layout);<text:line-break/><text:line-break/>panel.add(new JLabel("Enter size:"), <text:s text:c="2"/>"");<text:line-break/>panel.add(new JTextField(""), <text:s text:c="9"/>"wrap");<text:line-break/>panel.add(new JLabel("Enter weight:"), "");<text:line-break/>panel.add(new JTextField(""), <text:s text:c="9"/>"");<text:line-break/></text:span></text:p>
      <text:p text:style-name="P44"><text:span text:style-name="T1">Or the same layout with the API constraint building. Sice they are so similar the API version will not be handled much further in this white paper.</text:span></text:p>
      <text:p text:style-name="P45"><text:span text:style-name="T1">// Layout, Column and Row constraints as arguments.<text:line-break/>MigLayout layout = new MigLayout(<text:line-break/><text:tab/>new LC().fillX(),<text:line-break/><text:tab/>new AC().align("right").gap("rel").grow().fill(),<text:line-break/><text:tab/>new AC().gap("10")<text:line-break/><text:tab/>;</text:span></text:p>
      <text:p text:style-name="P45"><text:span text:style-name="T1">JPanel panel = new Jpanel(layout);<text:line-break/>panel.add(new JLabel("Enter size:"));<text:line-break/>panel.add(new JtextField(""), new CC().wrap());<text:line-break/>panel.add(new JLabel("Enter weight:"));<text:line-break/>panel.add(new JtextField(""));</text:span></text:p>
      <text:p text:style-name="P45"><text:span text:style-name="T1"/></text:p>
      <text:h text:style-name="Heading_20_2" text:outline-level="2"><text:soft-page-break/>Introduction</text:h>
      <text:p text:style-name="P26">The constraints used are all entered as Strings or through chained API method calls. The API and String constraints are the same with some small differences that are documented in the JavaDoc for the API methods. The API version will not be handleled furthere here since that would mostly be reiterating the same things twice. You can download the JavaDoc on the Mig Layout site.</text:p>
      <text:p text:style-name="P26">There are three major ways to layout components with MigLayout. They can be combined freely in the same container. You can for instance link a component's position to a component in the grid with absolute positioning and have it use the same vertical size as another component that is docked "north" in the container. These are the main layout types: </text:p>
      <text:list text:style-name="L2">
        <text:list-item>
          <text:p text:style-name="P11"><text:span text:style-name="Strong_20_Emphasis"><text:span text:style-name="T1">Grid Based</text:span></text:span><text:span text:style-name="T1">. This is the default mode and what is happening if you just add components and don't specify any of the other ways. It is more flexible than both GridBagLayout and JGoodies' FormLayout. </text:span></text:p>
        </text:list-item>
        <text:list-item>
          <text:p text:style-name="P11"><text:span text:style-name="Strong_20_Emphasis"><text:span text:style-name="T1">Docking Components</text:span></text:span><text:span text:style-name="T1">. This add components at any of the four edges of the container, or in the center. It is more flexible and than BorderLayout yet as easy to use. </text:span></text:p>
        </text:list-item>
        <text:list-item>
          <text:p text:style-name="P10"><text:span text:style-name="Strong_20_Emphasis"><text:span text:style-name="T1">Absolute positioning with Links</text:span></text:span><text:span text:style-name="T1">. Components can be positioned with absolute coordinates and linked to other components' bounds, to the container, to component groups' bounds or to any combination of this using normal Java expressions. </text:span></text:p>
        </text:list-item>
      </text:list>
      <text:p text:style-name="P26">MigLayout is using a grid (rows and columns) with automatic handling of gaps for default basic component layout. The grid is very flexible and can for instance be tweaked more that an HTML table. For instance, every cell can be split to contain more than one component, and several cells can be spanned (merged) to work as one big cell. The cells can even both be spanned and split at the same time making almost any conceivable layout possible, without resorting to "tricks".</text:p>
      <text:p text:style-name="P26">The components in a cell, if more than one, will be flowed much like FlowLayout do, but with more control over how it's done and without involuntary wrapping. Flow can be vertical (y) or horizontal (x) and both the main grid and the individial cells can have different flow directions, though they default to horizontal flow.</text:p>
      <text:p text:style-name="Text_20_body"><text:span text:style-name="T1">MigLayout can also position components absolutely or relative to the container's bounds, or even </text:span><text:span text:style-name="Emphasis"><text:span text:style-name="T1">visual</text:span></text:span><text:span text:style-name="T1"> bounds, which is the bounds minus the insets. It does this outside the bounds of a grid. One can even link components to eachothers' bounds.</text:span></text:p>
      <text:p text:style-name="P26">MigLayout can use many different unit types, such as millimeters or inches. It also has numerous features to create stable and good looking layouts, many of which is known from FormLayout and GroupLayout. </text:p>
      <text:p text:style-name="Text_20_body"><text:span text:style-name="Strong_20_Emphasis"><text:span text:style-name="T1">Do not let the vast amount of options make you think that this layout manager is hard to use. They are seldom needed for normal layouts but they are very handy to have when exact and complex layouts are required.</text:span></text:span></text:p>
      <text:h text:style-name="P3" text:outline-level="2">Basic Concepts</text:h>
      <text:p text:style-name="P26">There are three constraint types that can be set on the layout manager instance and the handled components. They are: </text:p>
      <text:list text:style-name="L3">
        <text:list-item>
          <text:p text:style-name="P13"><text:span text:style-name="Strong_20_Emphasis"><text:span text:style-name="T1">Layout Constraints</text:span></text:span><text:span text:style-name="T1">. These constraints specify how the layout manager instance should work in general. For instance how all the laid out components should be aligned as a group, should there be available space in the container. This constraint is set directly on the layout manager instance, either in the constructor or using a standard get/set property. E.g. </text:span><text:span text:style-name="Source_20_Text"><text:span text:style-name="T1">"align center, fill".</text:span></text:span><text:span text:style-name="T1"> </text:span></text:p>
        </text:list-item>
        <text:list-item>
          <text:p text:style-name="P13"><text:span text:style-name="Strong_20_Emphasis"><text:span text:style-name="T1">Row/Column Constraints</text:span></text:span><text:span text:style-name="T1">. Specifies the properties for the grid's rows and columns. Constraints such as sizes and default alignments can be specified. These constraints are set directly on the layout manager instance, either in the constructor or using standard get/set properties. E.g. </text:span><text:span text:style-name="Source_20_Text"><text:span text:style-name="T1">"[35px]10px[50:pref]"</text:span></text:span><text:span text:style-name="T1">. </text:span></text:p>
        </text:list-item>
        <text:list-item>
          <text:p text:style-name="P12"><text:span text:style-name="Strong_20_Emphasis"><text:span text:style-name="T1">Component Constraints</text:span></text:span><text:span text:style-name="T1">. They are used for specifying the properties and bounds for individual components. This can for instance be to override the minimum, preferred or maximum vertical and/or horizontal sizes for the component. You can set the alignment and if a cell should be split and/or spanned, and much more. This constraint is normally set as an argument when adding the component to the container or using standard get/set properties. E.g. </text:span><text:span text:style-name="Source_20_Text"><text:span text:style-name="T1">"width 100px, left"</text:span></text:span><text:span text:style-name="T1">. </text:span></text:p>
        </text:list-item>
      </text:list>
      <text:h text:style-name="P7" text:outline-level="4">Grid Flow</text:h>
      <text:p text:style-name="P44"><text:span text:style-name="T1">The components are normally laid out in a grid. Which components goes into which cells are decided in two ways, or by a mix thereof. When the first component is added to the container the MigLayout that is managing it will put the component in the (0, 0) cell. The next one will be put in the (1, 0) and so on. This is the normal flow, however you can change the default direction of the flow in any way. See the Layout Constraints below for what you can do and how to do it. You can also set the cell by providing a column/row coordinate in the Component Constraint E.g. <text:line-break/></text:span><text:span text:style-name="Source_20_Text"><text:span text:style-name="T1">"grid 2 4"</text:span></text:span><text:span text:style-name="T1">. That component will end up in that cell and the next component will flow from there the same way as described above, unless it also has an absolute grid position specified. There are also flow constraints such as </text:span><text:span text:style-name="Source_20_Text"><text:span text:style-name="T1">"wrap"</text:span></text:span><text:span text:style-name="T1">, </text:span><text:span text:style-name="Source_20_Text"><text:span text:style-name="T1">"newline"</text:span></text:span><text:span text:style-name="T1">, </text:span><text:span text:style-name="Source_20_Text"><text:span text:style-name="T1">"skip"</text:span></text:span><text:span text:style-name="T1">, </text:span><text:span text:style-name="Source_20_Text"><text:span text:style-name="T1">"span"</text:span></text:span><text:span text:style-name="T1"> and </text:span><text:span text:style-name="Source_20_Text"><text:span text:style-name="T1">"split"</text:span></text:span><text:span text:style-name="T1"> to control the flow in the grid, like how normal text flows over a paper or computer screen. </text:span></text:p>
      <text:h text:style-name="P6" text:outline-level="4">In-cell Flow</text:h>
      <text:p text:style-name="Text_20_body"><text:span text:style-name="T1">If more that one component is occupying the same cell (either because the cell has been split or the same cell has been specified in the Component Constraints by a grid position) the components in that cell will flow in the vertical or horizontal direction. Default direction will be the same as the whole layout is using, but it can be set on a cell-by-cell basis. Components will be put next to each other with an option to align them in the non-flowing direction (e.g. </text:span><text:span text:style-name="Source_20_Text"><text:span text:style-name="T1">"aligny"</text:span></text:span><text:span text:style-name="T1"> for horizontal flow). The gaps between the components have customizable min/preferred/max sizes and this can for instance be used to create glues (pushing gaps). </text:span></text:p>
      <text:p text:style-name="Text_20_body"><text:span text:style-name="T1"/></text:p>
      <text:h text:style-name="P5" text:outline-level="4"><text:span text:style-name="T3">Gaps</text:span></text:h>
      <text:p text:style-name="Text_20_body"><text:span text:style-name="T1">The white space between components is highly configurable. The gap between each cell row/column can be specified on a row/column basis. The default gap is decided per platform and defaults to the interpretation of how mush a </text:span><text:span text:style-name="Source_20_Text"><text:span text:style-name="T1">"related"</text:span></text:span><text:span text:style-name="T1"> gap is. The default gap can be overridden for the whole layout in the Layout Constraint or it can be specified in the row/column constraints. Generally gaps are not added; instead they are considered to be the minimum space a component/cell wants to the components/cells around, this is consistent with how humans would define spacing. If for instance one component have a gap of 10 pixels after it and the next component has specified a 20 pixel gap before it, the resulting gap is </text:span><text:span text:style-name="Strong_20_Emphasis"><text:span text:style-name="T1">20</text:span></text:span><text:span text:style-name="T1"> pixels and not 30. Gaps can actually be specified in a min/preferred/max size notion which gives them power to for instance grow/shrink as available space changes. Gaps between columns/rows and/or components in a cell can be appended with ":push" wich means that the gap should be greedy and use any free space avaible. Pushing gaps in a cell will not force the cell to be bigger, it will only use the left over space in the cell. Pushing gaps between columns/rows will make the layout fill the whole space of the container, if any is avalable. </text:span></text:p>
      <text:h text:style-name="P6" text:outline-level="4">Absolute Positioning</text:h>
      <text:p text:style-name="Text_20_body"><text:span text:style-name="T1">In the Component Constraints it is possible to specify absolute coordinates in any unit and the component will get these and thus </text:span><text:span text:style-name="Strong_20_Emphasis"><text:span text:style-name="T1">not</text:span></text:span><text:span text:style-name="T1"> be positioned in the grid cells. These coordinates will be relative to the parent so it is for instance easy to put a component and 20% in and 80% down into the container. This is a powerful and flexible way to layout components that needs to be independent of other components and possibly overlap them. For instance this can be used to create a local </text:span><text:span text:style-name="Source_20_Text"><text:span text:style-name="T1">GlassPane</text:span></text:span><text:span text:style-name="T1">-like component over a container, without the need for re-routing events and such tricks needed for normal </text:span><text:span text:style-name="Source_20_Text"><text:span text:style-name="T1">GlassPane</text:span></text:span><text:span text:style-name="T1">s. </text:span></text:p>
      <text:p text:style-name="Text_20_body"><text:span text:style-name="T1">All coordinates in the absolute constraint (I.e. x, y, x2, y2) can have links to other components or to the parent, or its visual bounds. Since these coordinates are </text:span><text:span text:style-name="Source_20_Text"><text:span text:style-name="T1">UnitValue</text:span></text:span><text:span text:style-name="T1">s they can in fact be full expressions. For inststance </text:span><text:span text:style-name="Source_20_Text"><text:span text:style-name="T1">(b1.x + indent)</text:span></text:span><text:span text:style-name="T1"> as an x-coordinate will put the left side of the component indented relative to </text:span><text:span text:style-name="Source_20_Text"><text:span text:style-name="T1">"b1"</text:span></text:span><text:span text:style-name="T1">. </text:span></text:p>
      <text:h text:style-name="P6" text:outline-level="4">Expressions</text:h>
      <text:p text:style-name="Text_20_body"><text:span text:style-name="T1">Everywhere where there is a </text:span><text:span text:style-name="Source_20_Text"><text:span text:style-name="T1">UnitValue</text:span></text:span><text:span text:style-name="T1"> there can always be a full expression that looks like a normal Java expression. For instance </text:span><text:span text:style-name="Source_20_Text"><text:span text:style-name="T1">(button1.x + 1cm - (parent.w*0.2))</text:span></text:span><text:span text:style-name="T1"> will be evaluated the same way it would in Java code, with precedence for multiply and division and full support for parentheses. If spaces is used in the expression it must be surrounded by parentheses. </text:span></text:p>
      <text:h text:style-name="P6" text:outline-level="4">Docking Components</text:h>
      <text:p text:style-name="Text_20_body"><text:span text:style-name="T1">Docking is fully supported by MigLayout. The docking is similar to the docking in </text:span><text:span text:style-name="Source_20_Text"><text:span text:style-name="T1">BorderLayout</text:span></text:span><text:span text:style-name="T1"> but it is much more configurable and can have more than five components docked. Components can be glued to one of the edges: </text:span><text:span text:style-name="Source_20_Text"><text:span text:style-name="T1">"north"</text:span></text:span><text:span text:style-name="T1">, </text:span><text:span text:style-name="Source_20_Text"><text:span text:style-name="T1">"west"</text:span></text:span><text:span text:style-name="T1">, </text:span><text:span text:style-name="Source_20_Text"><text:span text:style-name="T1">"south","east"</text:span></text:span><text:span text:style-name="T1"> or </text:span><text:span text:style-name="Source_20_Text"><text:span text:style-name="T1">"center"</text:span></text:span><text:span text:style-name="T1"> and will "cut that part off" so that no other components will be laid out there (except maybe absolute positioned components). The space that is left in the middle (center) is laid out with the normal grid, the normal way, unless there is a </text:span><text:span text:style-name="Source_20_Text"><text:span text:style-name="T1">"dock center"</text:span></text:span><text:span text:style-name="T1"> component. Docking is a very flexible way to layout panels but it can be used for many other layout needs as well. </text:span></text:p>
      <text:h text:style-name="P5" text:outline-level="4"><text:span text:style-name="T3">Button Bars and Button Order</text:span></text:h>
      <text:p text:style-name="Text_20_body"><text:span text:style-name="T1">MigLayout has support for reorganizing your buttons (within a single cell, which might span a whole row though) according to platform preference. For instance the </text:span><text:span text:style-name="Strong_20_Emphasis"><text:span text:style-name="T1">OK</text:span></text:span><text:span text:style-name="T1"> and </text:span><text:span text:style-name="Strong_20_Emphasis"><text:span text:style-name="T1">Cancel</text:span></text:span><text:span text:style-name="T1"> buttons have different order on </text:span><text:span text:style-name="Strong_20_Emphasis"><text:span text:style-name="T1">Windows</text:span></text:span><text:span text:style-name="T1"> and </text:span><text:span text:style-name="Strong_20_Emphasis"><text:span text:style-name="T1">Mac OS X</text:span></text:span><text:span text:style-name="T1">. While other layout managers use factories and button builders for this, it is inherently supported by MigLayout by just tagging the buttons. One just tags the </text:span><text:span text:style-name="Strong_20_Emphasis"><text:span text:style-name="T1">OK</text:span></text:span><text:span text:style-name="T1"> button with </text:span><text:span text:style-name="Source_20_Text"><text:span text:style-name="T1">"ok"</text:span></text:span><text:span text:style-name="T1"> and the </text:span><text:span text:style-name="Strong_20_Emphasis"><text:span text:style-name="T1">Cancel</text:span></text:span><text:span text:style-name="T1"> button with </text:span><text:span text:style-name="Source_20_Text"><text:span text:style-name="T1">"cancel"</text:span></text:span><text:span text:style-name="T1"> and they will end up in the correct order for the platform the application is running on, if they are put in the same grid cell. There are about 10 different tags and the format for how the buttons should be ordered, and what spacing is to be used between buttons, including glues, can be highly customized in a very simple way by settting the button order with </text:span><text:span text:style-name="Source_20_Text"><text:span text:style-name="T1">PlatformDefaults.setButtonOrder(String)</text:span></text:span><text:span text:style-name="T1">. </text:span></text:p>
      <text:h text:style-name="P6" text:outline-level="4">Different Units</text:h>
      <text:p text:style-name="Text_20_body"><text:span text:style-name="T1">There is support for a lot of different units in MigLayout. The built in units are </text:span><text:span text:style-name="Strong_20_Emphasis"><text:span text:style-name="T1">Pixel</text:span></text:span><text:span text:style-name="T1">, </text:span><text:span text:style-name="Strong_20_Emphasis"><text:span text:style-name="T1">Millimeter</text:span></text:span><text:span text:style-name="T1">, </text:span><text:span text:style-name="Strong_20_Emphasis"><text:span text:style-name="T1">Centimeter</text:span></text:span><text:span text:style-name="T1">, </text:span><text:span text:style-name="Strong_20_Emphasis"><text:span text:style-name="T1">Points</text:span></text:span><text:span text:style-name="T1">, </text:span><text:span text:style-name="Strong_20_Emphasis"><text:span text:style-name="T1">Inch</text:span></text:span><text:span text:style-name="T1">, </text:span><text:span text:style-name="Strong_20_Emphasis"><text:span text:style-name="T1">LogicalPixel</text:span></text:span><text:span text:style-name="T1">, </text:span><text:span text:style-name="Strong_20_Emphasis"><text:span text:style-name="T1">Percent</text:span></text:span><text:span text:style-name="T1"> and </text:span><text:span text:style-name="Strong_20_Emphasis"><text:span text:style-name="T1">ScreenPercent</text:span></text:span><text:span text:style-name="T1">. There are also a few special keywords that can be used, such as </text:span><text:span text:style-name="Source_20_Text"><text:span text:style-name="T1">"related"</text:span></text:span><text:span text:style-name="T1">, </text:span><text:span text:style-name="Source_20_Text"><text:span text:style-name="T1">"unrelated"</text:span></text:span><text:span text:style-name="T1">, </text:span><text:span text:style-name="Source_20_Text"><text:span text:style-name="T1">"indent"</text:span></text:span><text:span text:style-name="T1"> and </text:span><text:span text:style-name="Source_20_Text"><text:span text:style-name="T1">"paragraph"</text:span></text:span><text:span text:style-name="T1">. They are used to make gaps (spacing) appropriate to whatever platform the application is running on and they are a great help to make the applications feel native on every platform.<text:line-break/>You can even create your own units by providing a converter between that unit and pixels. </text:span></text:p>
      <text:h text:style-name="P4" text:outline-level="4"><text:span text:style-name="T3">Growing and Shrinking</text:span></text:h>
      <text:p text:style-name="Text_20_body"><text:span text:style-name="T1">What should happen when a component isn't given the preferred size is extremely customizable. There is the option to divide components into grow and shrink priority groups where a higher priority will shrink/grow before components/rows/columns with lower priorities are resized. Grow weight within those groups can be set to specify how the free space or shrinkage should be divided between the components/rows/columns in </text:span><text:span text:style-name="Emphasis"><text:span text:style-name="T1">that priority group</text:span></text:span><text:span text:style-name="T1">. There are a lot of things to configure if needed, but the normal behavior is enough for most cases. MigLayout fully adheres to the Component's minimum, preferred and maximum sizes. </text:span></text:p>
      <text:h text:style-name="P6" text:outline-level="4">Size Groups</text:h>
      <text:p text:style-name="Text_20_body"><text:span text:style-name="T1">Sometimes there is the need for components/columns/rows to have the same width and/or height. This is easily done with </text:span><text:span text:style-name="Emphasis"><text:span text:style-name="T1">size groups</text:span></text:span><text:span text:style-name="T1">. These can be used for instance in button bars where buttons normally should have the same minimum width or to create non-fluctuating component form in tab panes. </text:span></text:p>
      <text:h text:style-name="P6" text:outline-level="4">End Groups</text:h>
      <text:p text:style-name="Text_20_body"><text:span text:style-name="T1">For absolute layouts there is sometimes the need to set the end of related components to the biggest one in the group. This can be accomplished in an easy way by assigning the components an </text:span><text:span text:style-name="Source_20_Text"><text:span text:style-name="T1">endgroup</text:span></text:span><text:span text:style-name="T1">. All components in the same end group will automatically have their right side set to the largest component in that group. </text:span></text:p>
      <text:h text:style-name="P6" text:outline-level="4"><text:soft-page-break/>Component Sizes</text:h>
      <text:p text:style-name="P26">The components have minimum, preferred and maximum size which are normally set by the UI delegate behind the component or explicitly by the component user. In the Component Constraints these sizes can be overridden so that the need for explicitly setting the sizes directly on the component is seldom needed. If not overridden the original values will be used. This is even more useful in GUI toolkits that doens't have the notion of minimum and maximum component sizes, such as Eclipse's SWT Component Toolkit. With MigLayout you can set minimum and/or maximum size in the component constraints and this will work the same way as if they were set directly on the component, as you might do in for instance Swing. </text:p>
      <text:h text:style-name="P6" text:outline-level="4">Visual Bounds</text:h>
      <text:p text:style-name="Text_20_body"><text:span text:style-name="T1">Some components, for instance the </text:span><text:span text:style-name="Source_20_Text"><text:span text:style-name="T1">JTabbedPane</text:span></text:span><text:span text:style-name="T1"> in the Windows XP theme, have drop shadows. This means that the visual, human perceptible, bounds are not the same as the mathematical outer bounds. MigLayout has a way to handle this and it can be extended to include information for more components in the future. </text:span></text:p>
      <text:h text:style-name="P6" text:outline-level="4">Baseline Support </text:h>
      <text:p text:style-name="Text_20_body"><text:span text:style-name="T1">MigLayout supports baseline alignment for </text:span><text:span text:style-name="Strong_20_Emphasis"><text:span text:style-name="T1">JDK 6</text:span></text:span><text:span text:style-name="T1"> and later. It does this using reflection so that releases before </text:span><text:span text:style-name="Strong_20_Emphasis"><text:span text:style-name="T1">JDK 6</text:span></text:span><text:span text:style-name="T1"> can be used. Baseline defaults to center alignment if not supported by the JDK. Components in the same grid row can be baseline aligned. Default alignment can be set to baseline, or it can be specified for individual components. </text:span></text:p>
      <text:h text:style-name="P6" text:outline-level="4">Visual Guide Lines for Debugging Layouts</text:h>
      <text:p text:style-name="Text_20_body"><text:span text:style-name="T1">To turn on debugging for a container just add the </text:span><text:span text:style-name="Source_20_Text"><text:span text:style-name="T1">"debug"</text:span></text:span><text:span text:style-name="T1"> constraint to the Layout Constraints. This will trigger a special debug overdraw of the container that will outline the cells in the grid and the component bounds. This is a invaluable help for understanding why components end up where they do. There is no need for a DebugPanel or anything else that will modify the actual component creation code. </text:span></text:p>
      <text:h text:style-name="P2" text:outline-level="2">Common Argument Types</text:h>
      <text:p text:style-name="P33"><text:span text:style-name="Emphasis"><text:span text:style-name="Strong_20_Emphasis"><text:span text:style-name="T1">Note!</text:span></text:span></text:span><text:span text:style-name="Emphasis"><text:span text:style-name="T1"> Italics is used to denote an argument. Square brackets are used to indicate an optional argument.</text:span></text:span></text:p>
      <text:p text:style-name="P33"><text:span text:style-name="Strong_20_Emphasis"><text:span text:style-name="T1">UnitValue</text:span></text:span></text:p>
      <text:p text:style-name="P33"><text:span text:style-name="T1">A value that represents a size. Normally it consist of a value (integer or float) and the unit type (e.g. </text:span><text:span text:style-name="Source_20_Text"><text:span text:style-name="T1">"mm"</text:span></text:span><text:span text:style-name="T1">). MigLayout support defining custom unit types and there are some special ones built in. These are listed below and some have a context to which they can appear. UnitValues can be quite rich expressions, like: </text:span><text:span text:style-name="Source_20_Text"><text:span text:style-name="T1">"(10px + 0.25*((pref/2)-10))"</text:span></text:span><text:span text:style-name="T1">. </text:span></text:p>
      <text:p text:style-name="P26">The currently supported unit types are: </text:p>
      <text:list text:style-name="L4">
        <text:list-item>
          <text:p text:style-name="P15"><text:span text:style-name="Strong_20_Emphasis"><text:span text:style-name="T1">""</text:span></text:span><text:span text:style-name="T1"> - No unit specified. This is the default unit and pixels will be used by default. Default unit can be set with </text:span><text:span text:style-name="Source_20_Text"><text:span text:style-name="T1">PlatformDefaults.setDefaultUnit(int)</text:span></text:span><text:span text:style-name="T1">. E.g. </text:span><text:span text:style-name="Source_20_Text"><text:span text:style-name="T1">"10"</text:span></text:span><text:span text:style-name="T1"> </text:span></text:p>
        </text:list-item>
        <text:list-item>
          <text:p text:style-name="P15"><text:span text:style-name="Strong_20_Emphasis"><text:span text:style-name="T1">px</text:span></text:span><text:span text:style-name="T1"> - Pixels. Normal pixels mapped directly to the screen. E.g. </text:span><text:span text:style-name="Source_20_Text"><text:span text:style-name="T1">"10px" or "10"</text:span></text:span><text:span text:style-name="T1"> </text:span></text:p>
        </text:list-item>
        <text:list-item>
          <text:p text:style-name="P15"><text:span text:style-name="Strong_20_Emphasis"><text:span text:style-name="T1">%</text:span></text:span><text:span text:style-name="T1"> - A percentage of the container's size. May also be used for alignments where for instance </text:span><text:span text:style-name="Source_20_Text"><text:span text:style-name="T1">50%</text:span></text:span><text:span text:style-name="T1"> means "centered". E.g. </text:span><text:span text:style-name="Source_20_Text"><text:span text:style-name="T1">"100%"</text:span></text:span><text:span text:style-name="T1"> </text:span></text:p>
        </text:list-item>
        <text:list-item>
          <text:p text:style-name="P15"><text:span text:style-name="Strong_20_Emphasis"><text:span text:style-name="T1">lp</text:span></text:span><text:span text:style-name="T1"> - Logical Pixels. If the normal font is used on the platform this maps 1:1 to pixels. If larger fonts are used the logical pixels gets proportionally larger. E.g. </text:span><text:span text:style-name="Source_20_Text"><text:span text:style-name="T1">"10lp"</text:span></text:span><text:span text:style-name="T1"> </text:span></text:p>
        </text:list-item>
        <text:list-item>
          <text:p text:style-name="P15"><text:span text:style-name="Strong_20_Emphasis"><text:span text:style-name="T1">pt</text:span></text:span><text:span text:style-name="T1"> - Points. 1/72:th of an inch. Normally used for printing. Will take the screen DPI that the component is showing on into account. E.g. </text:span><text:span text:style-name="Source_20_Text"><text:span text:style-name="T1">"10pt"</text:span></text:span><text:span text:style-name="T1"> </text:span></text:p>
        </text:list-item>
        <text:list-item>
          <text:p text:style-name="P15"><text:span text:style-name="Strong_20_Emphasis"><text:span text:style-name="T1">mm</text:span></text:span><text:span text:style-name="T1"> - Millimeters. Will take the screen DPI that the component is showing on into account. E.g. </text:span><text:span text:style-name="Source_20_Text"><text:span text:style-name="T1">"10 mm"</text:span></text:span><text:span text:style-name="T1"> </text:span></text:p>
        </text:list-item>
        <text:list-item>
          <text:p text:style-name="P15"><text:span text:style-name="Strong_20_Emphasis"><text:span text:style-name="T1">cm</text:span></text:span><text:span text:style-name="T1"> - Centimeters. Will take the screen that the component is showing on DPI into account. E.g. </text:span><text:span text:style-name="Source_20_Text"><text:span text:style-name="T1">"10 cm"</text:span></text:span><text:span text:style-name="T1"> </text:span></text:p>
        </text:list-item>
        <text:list-item>
          <text:p text:style-name="P15"><text:span text:style-name="Strong_20_Emphasis"><text:span text:style-name="T1">in</text:span></text:span><text:span text:style-name="T1"> - Inches. Will take the screen DPI that the component is showing on into account. E.g. </text:span><text:span text:style-name="Source_20_Text"><text:span text:style-name="T1">"10in"</text:span></text:span><text:span text:style-name="T1"> </text:span></text:p>
        </text:list-item>
        <text:list-item>
          <text:p text:style-name="P15"><text:span text:style-name="Strong_20_Emphasis"><text:span text:style-name="T1">sp</text:span></text:span><text:span text:style-name="T1"> - Percentage of the screen. Will take the pixel screen size that the component is showing on into account. </text:span><text:span text:style-name="Source_20_Text"><text:span text:style-name="T1">100.0</text:span></text:span><text:span text:style-name="T1"> is the right/bottom edge of the screen. E.g. </text:span><text:span text:style-name="Source_20_Text"><text:span text:style-name="T1">"sp 70" or "sp 73.627123"</text:span></text:span><text:span text:style-name="T1"> </text:span></text:p>
        </text:list-item>
        <text:list-item>
          <text:p text:style-name="P15"><text:span text:style-name="Strong_20_Emphasis"><text:span text:style-name="T1">al</text:span></text:span><text:span text:style-name="T1"> - Visual bounds alignment. </text:span><text:span text:style-name="Source_20_Text"><text:span text:style-name="T1">"0al"</text:span></text:span><text:span text:style-name="T1"> is left aligned, </text:span><text:span text:style-name="Source_20_Text"><text:span text:style-name="T1">"0.5al"</text:span></text:span><text:span text:style-name="T1"> is centered and </text:span><text:span text:style-name="Source_20_Text"><text:span text:style-name="T1">"1al"</text:span></text:span><text:span text:style-name="T1"> is right aligned. This unit is used with absolute positioning. E.g. </text:span><text:span text:style-name="Source_20_Text"><text:span text:style-name="T1">"0.2al"</text:span></text:span><text:span text:style-name="T1"> </text:span></text:p>
        </text:list-item>
        <text:list-item>
          <text:p text:style-name="P14"><text:span text:style-name="Strong_20_Emphasis"><text:span text:style-name="T1">n/null</text:span></text:span><text:span text:style-name="T1"> - Null value. Denotes the absence of a value. E.g. </text:span><text:span text:style-name="Source_20_Text"><text:span text:style-name="T1">"n" or "null"</text:span></text:span><text:span text:style-name="T1"> </text:span></text:p>
        </text:list-item>
      </text:list>
      <text:p text:style-name="Text_20_body"><text:span text:style-name="T1">Unit values that are converted to pixels by the default </text:span><text:span text:style-name="Source_20_Text"><text:span text:style-name="T1">PlatformConverter</text:span></text:span><text:span text:style-name="T1">. The converted pixel sizes can be different for the vertical and horizontal dimension. </text:span></text:p>
      <text:list text:style-name="L5">
        <text:list-item>
          <text:p text:style-name="P17"><text:span text:style-name="Strong_20_Emphasis"><text:span text:style-name="T1">r/rel/related</text:span></text:span><text:span text:style-name="T1"> - Indicates that two components or columns/rows are considered related. The exact pixel size is determined by the platform default. E.g. </text:span><text:span text:style-name="Source_20_Text"><text:span text:style-name="T1">"r" or "related"</text:span></text:span><text:span text:style-name="T1"> </text:span></text:p>
        </text:list-item>
        <text:list-item>
          <text:p text:style-name="P17"><text:span text:style-name="Strong_20_Emphasis"><text:span text:style-name="T1">u/unrel/unrelatedated</text:span></text:span><text:span text:style-name="T1"> - Indicates that two components or columns/rows are considered </text:span><text:span text:style-name="Strong_20_Emphasis"><text:span text:style-name="T1">un</text:span></text:span><text:span text:style-name="T1">related. The exact pixel size is determined by the platform default. E.g. </text:span><text:span text:style-name="Source_20_Text"><text:span text:style-name="T1">"u" or "unrelated"</text:span></text:span><text:span text:style-name="T1"> </text:span></text:p>
        </text:list-item>
        <text:list-item>
          <text:p text:style-name="P17"><text:span text:style-name="Strong_20_Emphasis"><text:span text:style-name="T1">p/para/paragraph</text:span></text:span><text:span text:style-name="T1"> - A spacing that is considered appropriate for a paragraph is used. The exact pixel size is determined by the platform default. E.g. </text:span><text:span text:style-name="Source_20_Text"><text:span text:style-name="T1">"para" or "paragraph"</text:span></text:span><text:span text:style-name="T1"> </text:span></text:p>
        </text:list-item>
        <text:list-item>
          <text:p text:style-name="P16"><text:soft-page-break/><text:span text:style-name="Strong_20_Emphasis"><text:span text:style-name="T1">i/ind/indent</text:span></text:span><text:span text:style-name="T1"> - A spacing that is considered appropriate for indent. The exact pixel size is determined by the platform default. E.g. </text:span><text:span text:style-name="Source_20_Text"><text:span text:style-name="T1">"i" or "indent"</text:span></text:span><text:span text:style-name="T1"> </text:span></text:p>
        </text:list-item>
      </text:list>
      <text:p text:style-name="Text_20_body"><text:span text:style-name="T1">Unit values that can be specified as a reference to component(s) sizes. These can</text:span><text:span text:style-name="Strong_20_Emphasis"><text:span text:style-name="T1"> </text:span></text:span><text:span text:style-name="T1">be used on column/row constraint's size and as a reference in component constaint expressions. </text:span></text:p>
      <text:list text:style-name="L6">
        <text:list-item>
          <text:p text:style-name="P19"><text:span text:style-name="Strong_20_Emphasis"><text:span text:style-name="T1">min/minimum</text:span></text:span><text:span text:style-name="T1"> - A reference to the </text:span><text:span text:style-name="Strong_20_Emphasis"><text:span text:style-name="T1">largest</text:span></text:span><text:span text:style-name="T1"> minimum size of the column/row. E.g. </text:span><text:span text:style-name="Source_20_Text"><text:span text:style-name="T1">"min" or "minimum"</text:span></text:span><text:span text:style-name="T1"> </text:span></text:p>
        </text:list-item>
        <text:list-item>
          <text:p text:style-name="P19"><text:span text:style-name="Strong_20_Emphasis"><text:span text:style-name="T1">p/pref/preferred</text:span></text:span><text:span text:style-name="T1"> - A reference to the </text:span><text:span text:style-name="Strong_20_Emphasis"><text:span text:style-name="T1">largest</text:span></text:span><text:span text:style-name="T1"> preferred size of the column/row. E.g. </text:span><text:span text:style-name="Source_20_Text"><text:span text:style-name="T1">"p" or "pref" or "preferred"</text:span></text:span><text:span text:style-name="T1"> </text:span></text:p>
        </text:list-item>
        <text:list-item>
          <text:p text:style-name="P18"><text:span text:style-name="Strong_20_Emphasis"><text:span text:style-name="T1">max/maximum</text:span></text:span><text:span text:style-name="T1"> - A reference to the </text:span><text:span text:style-name="Strong_20_Emphasis"><text:span text:style-name="T1">smallest</text:span></text:span><text:span text:style-name="T1"> maximum size of the column/row. E.g. </text:span><text:span text:style-name="Source_20_Text"><text:span text:style-name="T1">"max" or "maximum"</text:span></text:span><text:span text:style-name="T1"> </text:span></text:p>
        </text:list-item>
      </text:list>
      <text:p text:style-name="Text_20_body"><text:span text:style-name="T1">Unit values that can be specified for a component's width. These can </text:span><text:span text:style-name="Strong_20_Emphasis"><text:span text:style-name="T1">only</text:span></text:span><text:span text:style-name="T1"> be used on the </text:span><text:span text:style-name="Strong_20_Emphasis"><text:span text:style-name="T1">width</text:span></text:span><text:span text:style-name="T1"> component constraints size. </text:span></text:p>
      <text:list text:style-name="L7">
        <text:list-item>
          <text:p text:style-name="P20"><text:span text:style-name="Strong_20_Emphasis"><text:span text:style-name="T1">button</text:span></text:span><text:span text:style-name="T1"> - A reference to the platform minimum size for a button. E.g. </text:span><text:span text:style-name="Source_20_Text"><text:span text:style-name="T1">"wmin button"</text:span></text:span><text:span text:style-name="T1"> </text:span></text:p>
        </text:list-item>
      </text:list>
      <text:p text:style-name="P33"><text:span text:style-name="Strong_20_Emphasis"><text:span text:style-name="T4">BoundSize</text:span></text:span></text:p>
      <text:p text:style-name="P33"><text:span text:style-name="T1">A bound size is a size that optionally has a lower and/or upper bound. Practically it is a minimum/preferred/maximum size combination but none of the sizes are actually mandatory. If a size is missing (e.g. the preferred) it is </text:span><text:span text:style-name="Strong_20_Emphasis"><text:span text:style-name="T1">null</text:span></text:span><text:span text:style-name="T1"> and will be replaced by the most appropriate value. For components this value is the corresponding size (E.g. </text:span><text:span text:style-name="Source_20_Text"><text:span text:style-name="T1">Component.getPreferredSize()</text:span></text:span><text:span text:style-name="T1"> on Swing) and for columns/rows it is the size of the components in the row (see </text:span><text:span text:style-name="Strong_20_Emphasis"><text:span text:style-name="T1">min</text:span></text:span><text:span text:style-name="T1">/</text:span><text:span text:style-name="Strong_20_Emphasis"><text:span text:style-name="T1">pref</text:span></text:span><text:span text:style-name="T1">/</text:span><text:span text:style-name="Strong_20_Emphasis"><text:span text:style-name="T1">max</text:span></text:span><text:span text:style-name="T1"> in </text:span><text:span text:style-name="Strong_20_Emphasis"><text:span text:style-name="T1">UnitValue</text:span></text:span><text:span text:style-name="T1"> above).</text:span></text:p>
      <text:p text:style-name="Text_20_body"><text:span text:style-name="T1">The format is </text:span><text:span text:style-name="Source_20_Text"><text:span text:style-name="T1">"</text:span></text:span><text:span text:style-name="Source_20_Text"><text:span text:style-name="Emphasis"><text:span text:style-name="T1">min</text:span></text:span></text:span><text:span text:style-name="Source_20_Text"><text:span text:style-name="T1">:</text:span></text:span><text:span text:style-name="Source_20_Text"><text:span text:style-name="Emphasis"><text:span text:style-name="T1">preferred</text:span></text:span></text:span><text:span text:style-name="Source_20_Text"><text:span text:style-name="T1">:</text:span></text:span><text:span text:style-name="Source_20_Text"><text:span text:style-name="Emphasis"><text:span text:style-name="T1">max</text:span></text:span></text:span><text:span text:style-name="Source_20_Text"><text:span text:style-name="T1">"</text:span></text:span><text:span text:style-name="T1">, however there are shorter versions since for instance it is seldom needed to specify the maximum size. </text:span></text:p>
      <text:p text:style-name="P33"><text:span text:style-name="T1">A single value (E.g. </text:span><text:span text:style-name="Source_20_Text"><text:span text:style-name="T1">"10"</text:span></text:span><text:span text:style-name="T1">) sets only the </text:span><text:span text:style-name="Emphasis"><text:span text:style-name="Source_20_Text"><text:span text:style-name="T1">preferred</text:span></text:span></text:span><text:span text:style-name="T1"> size and is exactly the same as </text:span><text:span text:style-name="Source_20_Text"><text:span text:style-name="T1">"null:10:null"</text:span></text:span><text:span text:style-name="T1"> and </text:span><text:span text:style-name="Source_20_Text"><text:span text:style-name="T1">":10:"</text:span></text:span><text:span text:style-name="T1"> and </text:span><text:span text:style-name="Source_20_Text"><text:span text:style-name="T1">"n:10:n"</text:span></text:span><text:span text:style-name="T1">.</text:span></text:p>
      <text:p text:style-name="P33"><text:span text:style-name="T1">Two values (E.g. </text:span><text:span text:style-name="Source_20_Text"><text:span text:style-name="T1">"10:20"</text:span></text:span><text:span text:style-name="T1">) means minimum and preferred size and is exactly the same as </text:span><text:span text:style-name="Source_20_Text"><text:span text:style-name="T1">"10:20:null"</text:span></text:span><text:span text:style-name="T1"> and </text:span><text:span text:style-name="Source_20_Text"><text:span text:style-name="T1">"10:20:"</text:span></text:span><text:span text:style-name="T1"> and </text:span><text:span text:style-name="Source_20_Text"><text:span text:style-name="T1">"10:20:n"</text:span></text:span><text:span text:style-name="T1"> </text:span></text:p>
      <text:p text:style-name="P33"><text:span text:style-name="T1">The use a of an exclamation mark (E.g. </text:span><text:span text:style-name="Source_20_Text"><text:span text:style-name="T1">"20!"</text:span></text:span><text:span text:style-name="T1">) means that the value should be used for all size types and no colon may then be used in the string. It is the same as </text:span><text:span text:style-name="Source_20_Text"><text:span text:style-name="T1">"20:20:20"</text:span></text:span><text:span text:style-name="T1">. </text:span></text:p>
      <text:p text:style-name="Text_20_body"><text:span text:style-name="Strong_20_Emphasis"><text:span text:style-name="T1">push</text:span></text:span><text:span text:style-name="T1"> can be appended to a gap to make that gap "greedy" and take any left over space. This means that a gap that has </text:span><text:span text:style-name="Source_20_Text"><text:span text:style-name="T1">"push"</text:span></text:span><text:span text:style-name="T1"> will be pushing the components/rows/columns apart, taking as much space as possible for the gap. The gap push is always an addition to a </text:span><text:span text:style-name="Strong_20_Emphasis"><text:span text:style-name="T1">BoundSize</text:span></text:span><text:span text:style-name="T1">. E.g. </text:span><text:span text:style-name="Source_20_Text"><text:span text:style-name="T1">"gap rel:push"</text:span></text:span><text:span text:style-name="T1">, </text:span><text:span text:style-name="Source_20_Text"><text:span text:style-name="T1">"[][]push[][]"</text:span></text:span><text:span text:style-name="T1">, </text:span><text:span text:style-name="Source_20_Text"><text:span text:style-name="T1">"10cm!:push"</text:span></text:span><text:span text:style-name="T1"> or </text:span><text:span text:style-name="Source_20_Text"><text:span text:style-name="T1">"10:10:10:push"</text:span></text:span><text:span text:style-name="T1">. </text:span></text:p>
      <text:p text:style-name="Text_20_body"><text:span text:style-name="Strong_20_Emphasis"><text:span text:style-name="T1">Note!</text:span></text:span><text:span text:style-name="T1"> For row/column constraints the </text:span><text:span text:style-name="Strong_20_Emphasis"><text:span text:style-name="T1">minimum</text:span></text:span><text:span text:style-name="T1">, </text:span><text:span text:style-name="Strong_20_Emphasis"><text:span text:style-name="T1">preferred</text:span></text:span><text:span text:style-name="T1"> and </text:span><text:span text:style-name="Strong_20_Emphasis"><text:span text:style-name="T1">maximum</text:span></text:span><text:span text:style-name="T1"> keywords can be used. A </text:span><text:span text:style-name="Source_20_Text"><text:span text:style-name="T1">null</text:span></text:span><text:span text:style-name="T1"> value is the same thing as any of these constraints, for the indicated position, but they can for instance be used to set the minimum size to the preferred one or the other way around. E.g. </text:span><text:span text:style-name="Source_20_Text"><text:span text:style-name="T1">"pref:pref"</text:span></text:span><text:span text:style-name="T1"> or </text:span><text:span text:style-name="Source_20_Text"><text:span text:style-name="T1">"min:min:pref"</text:span></text:span><text:span text:style-name="T1">.</text:span></text:p>
      <text:p text:style-name="P34"><text:span text:style-name="Strong_20_Emphasis"><text:span text:style-name="T4">AlignKeyword</text:span></text:span></text:p>
      <text:p text:style-name="P33"><text:span text:style-name="T1">For alignment purposes these keywords can be used: </text:span><text:span text:style-name="Strong_20_Emphasis"><text:span text:style-name="T1">t/top</text:span></text:span><text:span text:style-name="T1">, </text:span><text:span text:style-name="Strong_20_Emphasis"><text:span text:style-name="T1">l/left</text:span></text:span><text:span text:style-name="T1">, </text:span><text:span text:style-name="Strong_20_Emphasis"><text:span text:style-name="T1">b/bottom</text:span></text:span><text:span text:style-name="T1">, </text:span><text:span text:style-name="Strong_20_Emphasis"><text:span text:style-name="T1">r/right</text:span></text:span><text:span text:style-name="T1">, </text:span><text:span text:style-name="Strong_20_Emphasis"><text:span text:style-name="T1">lead/leading</text:span></text:span><text:span text:style-name="T1">, </text:span><text:span text:style-name="Strong_20_Emphasis"><text:span text:style-name="T1">trail/trailing</text:span></text:span><text:span text:style-name="T1"> and </text:span><text:span text:style-name="Strong_20_Emphasis"><text:span text:style-name="T1">base/baseline</text:span></text:span><text:span text:style-name="T1">. Leading/trailing is dependant on if component orientation is "left-to-right" or "right-to-left". There is also a keyword </text:span><text:span text:style-name="Source_20_Text"><text:span text:style-name="T1">"align label"</text:span></text:span><text:span text:style-name="T1"> or for columns/rows one need only to use "</text:span><text:span text:style-name="Source_20_Text"><text:span text:style-name="T1">label". </text:span></text:span><text:span text:style-name="T1">It will align the component(s), which is normally labels, left, center or right depending on the style guides for the platform. This currently means left justfied on all platforms except OS X which has right justified labels.</text:span></text:p>
      <text:h text:style-name="Heading_20_2" text:outline-level="2">Layout Constraints</text:h>
      <text:p text:style-name="P33"><text:span text:style-name="Source_20_Text"><text:span text:style-name="Strong_20_Emphasis"><text:span text:style-name="T5">wrap</text:span></text:span></text:span><text:span text:style-name="Source_20_Text"><text:span text:style-name="T4"> [</text:span></text:span><text:span text:style-name="Source_20_Text"><text:span text:style-name="Emphasis"><text:span text:style-name="T4">count</text:span></text:span></text:span><text:span text:style-name="Source_20_Text"><text:span text:style-name="T4">]</text:span></text:span></text:p>
      <text:p text:style-name="P33"><text:span text:style-name="T1">Sets auto-wrap mode for the layout. This means that the grid will wrap to a new column/row after a certain number of columns (for horizontal flow) or rows (for vertical flow). The number is either specified as an integer after the keyword or if not, the number of column/row constraints specified will be used. A wrapping layout means that after the </text:span><text:span text:style-name="Source_20_Text"><text:span text:style-name="T1">count</text:span></text:span><text:span text:style-name="T1">:th component has been added the layout will wrap and continue on the next row/column. If wrap is turned off (default) the Component Constraint's </text:span><text:span text:style-name="Source_20_Text"><text:span text:style-name="T1">"wrap"</text:span></text:span><text:span text:style-name="T1"> and </text:span><text:span text:style-name="Source_20_Text"><text:span text:style-name="T1">"newline"</text:span></text:span><text:span text:style-name="T1"> can be used to control wrapping. <text:line-break/>Example: </text:span><text:span text:style-name="Source_20_Text"><text:span text:style-name="T1">"wrap" or "wrap 4"</text:span></text:span><text:span text:style-name="T1">. </text:span></text:p>
      <text:p text:style-name="P33"><text:span text:style-name="Source_20_Text"><text:span text:style-name="Strong_20_Emphasis"><text:span text:style-name="T5">gap</text:span></text:span></text:span><text:span text:style-name="Source_20_Text"><text:span text:style-name="T4"> </text:span></text:span><text:span text:style-name="Source_20_Text"><text:span text:style-name="Emphasis"><text:span text:style-name="T4">gapx</text:span></text:span></text:span><text:span text:style-name="Source_20_Text"><text:span text:style-name="T4"> [</text:span></text:span><text:span text:style-name="Source_20_Text"><text:span text:style-name="Emphasis"><text:span text:style-name="T4">gapy</text:span></text:span></text:span><text:span text:style-name="Source_20_Text"><text:span text:style-name="T4">] or <text:line-break/></text:span></text:span><text:span text:style-name="Source_20_Text"><text:span text:style-name="Strong_20_Emphasis"><text:span text:style-name="T5">gapx</text:span></text:span></text:span><text:span text:style-name="Source_20_Text"><text:span text:style-name="T4"> </text:span></text:span><text:span text:style-name="Source_20_Text"><text:span text:style-name="Emphasis"><text:span text:style-name="T4">gapx</text:span></text:span></text:span><text:span text:style-name="Source_20_Text"><text:span text:style-name="T4"> or <text:line-break/></text:span></text:span><text:span text:style-name="Source_20_Text"><text:span text:style-name="Strong_20_Emphasis"><text:span text:style-name="T5">gapy</text:span></text:span></text:span><text:span text:style-name="Source_20_Text"><text:span text:style-name="T4"> </text:span></text:span><text:span text:style-name="Source_20_Text"><text:span text:style-name="Emphasis"><text:span text:style-name="T4">gapy</text:span></text:span></text:span></text:p>
      <text:p text:style-name="P33"><text:span text:style-name="T1">Specifies the default gap between the cells in the grid and are thus overriding the platform default value. The gaps are specified as a </text:span><text:span text:style-name="Strong_20_Emphasis"><text:span text:style-name="T1">BoundSize</text:span></text:span><text:span text:style-name="T1">. See above. </text:span></text:p>
      <text:p text:style-name="P33"><text:span text:style-name="T1">Example: </text:span><text:span text:style-name="Source_20_Text"><text:span text:style-name="T1">"gap 5px 10px" or "gap unrel rel" or "gapx 5dlu" or "gapx 10::50" or "gapy 0:rel:null" or "gap 10! 10!"</text:span></text:span><text:span text:style-name="T1">.</text:span></text:p>
      <text:p text:style-name="P33"><text:span text:style-name="Source_20_Text"><text:span text:style-name="Strong_20_Emphasis"><text:span text:style-name="T5">debug</text:span></text:span></text:span><text:span text:style-name="Source_20_Text"><text:span text:style-name="T4"> [</text:span></text:span><text:span text:style-name="Source_20_Text"><text:span text:style-name="Emphasis"><text:span text:style-name="T4">millis</text:span></text:span></text:span><text:span text:style-name="Source_20_Text"><text:span text:style-name="T4">]</text:span></text:span></text:p>
      <text:p text:style-name="P33"><text:span text:style-name="T1">Turns on debug painting for the container. This will lead to an active repaint every </text:span><text:span text:style-name="Source_20_Text"><text:span text:style-name="T1">millis</text:span></text:span><text:span text:style-name="T1"> milliseconds. Default value is 1000 (once every second). </text:span></text:p>
      <text:p text:style-name="P33"><text:span text:style-name="T1">Example: </text:span><text:span text:style-name="Source_20_Text"><text:span text:style-name="T1">"debug" or "debug 4000"</text:span></text:span><text:span text:style-name="T1">.</text:span></text:p>
      <text:p text:style-name="P33"><text:span text:style-name="Source_20_Text"><text:span text:style-name="Strong_20_Emphasis"><text:span text:style-name="T5">nogrid</text:span></text:span></text:span></text:p>
      <text:p text:style-name="P29">Puts the layout in a flow-only mode. All components in the flow direction will be put in the same cell and will thus not be aligned with component in other rows/columns. For normal horizontal flow this is the same as to say that all component will be put in the first and only column.</text:p>
      <text:p text:style-name="P33"><text:span text:style-name="T1">Example: </text:span><text:span text:style-name="Source_20_Text"><text:span text:style-name="T1">"nogrid"</text:span></text:span><text:span text:style-name="T1">.</text:span></text:p>
      <text:p text:style-name="P33"><text:span text:style-name="Source_20_Text"><text:span text:style-name="Strong_20_Emphasis"><text:span text:style-name="T6">n</text:span></text:span></text:span><text:span text:style-name="Source_20_Text"><text:span text:style-name="Strong_20_Emphasis"><text:span text:style-name="T5">ovisualpadding</text:span></text:span></text:span></text:p>
      <text:p text:style-name="P29">Turns off padding of visual bounds (e.g. compensation for drop shadows)</text:p>
      <text:p text:style-name="P33"><text:span text:style-name="T1">Example: </text:span><text:span text:style-name="Source_20_Text"><text:span text:style-name="T1">"novisualpadding"</text:span></text:span><text:span text:style-name="T1">.</text:span></text:p>
      <text:p text:style-name="P34"><text:span text:style-name="Source_20_Text"><text:span text:style-name="Strong_20_Emphasis"><text:span text:style-name="T5">fill</text:span></text:span></text:span><text:span text:style-name="Source_20_Text"><text:span text:style-name="T4"> or <text:line-break/></text:span></text:span><text:span text:style-name="Source_20_Text"><text:span text:style-name="Strong_20_Emphasis"><text:span text:style-name="T5">fillx</text:span></text:span></text:span><text:span text:style-name="Source_20_Text"><text:span text:style-name="T4"> or <text:line-break/></text:span></text:span><text:span text:style-name="Source_20_Text"><text:span text:style-name="Strong_20_Emphasis"><text:span text:style-name="T5">filly</text:span></text:span></text:span></text:p>
      <text:p text:style-name="P33"><text:span text:style-name="T1">Claims all available space in the container for the columns and/or rows. At least one component need to have a </text:span><text:span text:style-name="Source_20_Text"><text:span text:style-name="T1">"grow"</text:span></text:span><text:span text:style-name="T1"> constaint for it to fill the container. The space will be divided equal, though honoring </text:span><text:span text:style-name="Source_20_Text"><text:span text:style-name="T1">"growpriority"</text:span></text:span><text:span text:style-name="T1">. If no columns/rows has </text:span><text:span text:style-name="Source_20_Text"><text:span text:style-name="T1">"grow"</text:span></text:span><text:span text:style-name="T1"> set the grow weight of the component in the rows/columns will migrate to that row/column.</text:span></text:p>
      <text:p text:style-name="P33"><text:span text:style-name="T1">Example: </text:span><text:span text:style-name="Source_20_Text"><text:span text:style-name="T1">"fill" or "fillx" or "filly"</text:span></text:span></text:p>
      <text:p text:style-name="P33"><text:span text:style-name="Source_20_Text"><text:span text:style-name="Strong_20_Emphasis"><text:span text:style-name="T5">ins/insets</text:span></text:span></text:span><text:span text:style-name="Source_20_Text"><text:span text:style-name="T4"> ["dialog"] or ["panel"] or [</text:span></text:span><text:span text:style-name="Source_20_Text"><text:span text:style-name="Emphasis"><text:span text:style-name="T4">top/all</text:span></text:span></text:span><text:span text:style-name="Source_20_Text"><text:span text:style-name="T4"> [</text:span></text:span><text:span text:style-name="Source_20_Text"><text:span text:style-name="Emphasis"><text:span text:style-name="T4">left</text:span></text:span></text:span><text:span text:style-name="Source_20_Text"><text:span text:style-name="T4">] [</text:span></text:span><text:span text:style-name="Source_20_Text"><text:span text:style-name="Emphasis"><text:span text:style-name="T4">bottom</text:span></text:span></text:span><text:span text:style-name="Source_20_Text"><text:span text:style-name="T4">] [</text:span></text:span><text:span text:style-name="Source_20_Text"><text:span text:style-name="Emphasis"><text:span text:style-name="T4">right</text:span></text:span></text:span><text:span text:style-name="Source_20_Text"><text:span text:style-name="T4">]]</text:span></text:span></text:p>
      <text:p text:style-name="P37"><text:span text:style-name="T1">Specified the insets for the laid out container. The gaps before/after the first/last column/row is always discarded and replaced by these layout insets. This is the same thing as setting an </text:span><text:span text:style-name="Source_20_Text"><text:span text:style-name="T1">EmptyBorder</text:span></text:span><text:span text:style-name="T1"> on the container but without removing any border already there. Default value is </text:span><text:span text:style-name="Source_20_Text"><text:span text:style-name="T1">"panel"</text:span></text:span><text:span text:style-name="T1"> (or zero if there are docking components). The size of </text:span><text:span text:style-name="Source_20_Text"><text:span text:style-name="T1">"dialog"</text:span></text:span><text:span text:style-name="T1"> and </text:span><text:span text:style-name="Source_20_Text"><text:span text:style-name="T1">"panel"</text:span></text:span><text:span text:style-name="T1"> insets is returned by the current </text:span><text:span text:style-name="Source_20_Text"><text:span text:style-name="T1">PlatformConverter</text:span></text:span><text:span text:style-name="T1">. The inset values all around can also be set explicitly for one or more sides. Insets on sides that are set to </text:span><text:span text:style-name="Source_20_Text"><text:span text:style-name="T1">"null"</text:span></text:span><text:span text:style-name="T1"> or </text:span><text:span text:style-name="Source_20_Text"><text:span text:style-name="T1">"n"</text:span></text:span><text:span text:style-name="T1"> will get the default values provided by the </text:span><text:span text:style-name="Source_20_Text"><text:span text:style-name="T1">PlatformConverter</text:span></text:span><text:span text:style-name="T1">. If less than four sides are specified the last value will be used for the remaining side. The gaps are specified as a </text:span><text:span text:style-name="Strong_20_Emphasis"><text:span text:style-name="T1">UnitValue</text:span></text:span><text:span text:style-name="T1">. See above.</text:span></text:p>
      <text:p text:style-name="P37"><text:span text:style-name="T1">Example: </text:span><text:span text:style-name="Source_20_Text"><text:span text:style-name="T1">"insets dialog" or "ins 0" or "insets 10 n n n" or "insets 10 20 30 40"</text:span></text:span><text:span text:style-name="T1">.</text:span></text:p>
      <text:p text:style-name="P33"><text:span text:style-name="Source_20_Text"><text:span text:style-name="Strong_20_Emphasis"><text:span text:style-name="T5">flowy</text:span></text:span></text:span></text:p>
      <text:p text:style-name="P29">Puts the layout in vertical flow mode. This means that the next cell is normally below and the next component will be put there instead of to the right. Default is horizontal flow.</text:p>
      <text:p text:style-name="P33"><text:span text:style-name="T1">Example: </text:span><text:span text:style-name="Source_20_Text"><text:span text:style-name="T1">"flowy"</text:span></text:span></text:p>
      <text:p text:style-name="P33"><text:span text:style-name="Source_20_Text"><text:span text:style-name="Strong_20_Emphasis"><text:span text:style-name="T5">al/align</text:span></text:span></text:span><text:span text:style-name="Source_20_Text"><text:span text:style-name="T4"> </text:span></text:span><text:span text:style-name="Source_20_Text"><text:span text:style-name="Emphasis"><text:span text:style-name="T4">alignx</text:span></text:span></text:span><text:span text:style-name="Source_20_Text"><text:span text:style-name="T4"> [</text:span></text:span><text:span text:style-name="Source_20_Text"><text:span text:style-name="Emphasis"><text:span text:style-name="T4">aligny</text:span></text:span></text:span><text:span text:style-name="Source_20_Text"><text:span text:style-name="T4">] or <text:line-break/></text:span></text:span><text:span text:style-name="Source_20_Text"><text:span text:style-name="Strong_20_Emphasis"><text:span text:style-name="T5">aligny</text:span></text:span></text:span><text:span text:style-name="Source_20_Text"><text:span text:style-name="T4">/</text:span></text:span><text:span text:style-name="Source_20_Text"><text:span text:style-name="Strong_20_Emphasis"><text:span text:style-name="T5">ay</text:span></text:span></text:span><text:span text:style-name="Source_20_Text"><text:span text:style-name="T4"> </text:span></text:span><text:span text:style-name="Source_20_Text"><text:span text:style-name="Emphasis"><text:span text:style-name="T4">aligny</text:span></text:span></text:span><text:span text:style-name="Source_20_Text"><text:span text:style-name="T4"> or <text:line-break/></text:span></text:span><text:span text:style-name="Source_20_Text"><text:span text:style-name="Strong_20_Emphasis"><text:span text:style-name="T5">aligny</text:span></text:span></text:span><text:span text:style-name="Source_20_Text"><text:span text:style-name="T4">/</text:span></text:span><text:span text:style-name="Source_20_Text"><text:span text:style-name="Strong_20_Emphasis"><text:span text:style-name="T5">ax</text:span></text:span></text:span><text:span text:style-name="Source_20_Text"><text:span text:style-name="T4"> </text:span></text:span><text:span text:style-name="Source_20_Text"><text:span text:style-name="Emphasis"><text:span text:style-name="T4">alignx</text:span></text:span></text:span></text:p>
      <text:p text:style-name="P33"><text:span text:style-name="T1">Specifies the alignment for the laid out components as a group. If the total bounds of all laid out components does not fill the entire container the align value is used to position the components within the container without changing their relative positions. The alignment can be specified as a </text:span><text:span text:style-name="Strong_20_Emphasis"><text:span text:style-name="T1">UnitValue</text:span></text:span><text:span text:style-name="T1"> or </text:span><text:span text:style-name="Strong_20_Emphasis"><text:span text:style-name="T1">AlignKeyword</text:span></text:span><text:span text:style-name="T1">. See above. If an </text:span><text:span text:style-name="Strong_20_Emphasis"><text:span text:style-name="T1">AlignKeyword</text:span></text:span><text:span text:style-name="T1"> is used the </text:span><text:span text:style-name="Source_20_Text"><text:span text:style-name="T1">"align"</text:span></text:span><text:span text:style-name="T1"> keyword can be omitted. </text:span></text:p>
      <text:p text:style-name="P33"><text:span text:style-name="T1">Example: </text:span><text:span text:style-name="Source_20_Text"><text:span text:style-name="T1">"align 50% 50%" or "aligny top" or "alignx leading" or "align 100px" or "top, left" or "aligny baseline"</text:span></text:span></text:p>
      <text:p text:style-name="P33"><text:span text:style-name="Source_20_Text"><text:span text:style-name="Strong_20_Emphasis"><text:span text:style-name="T5">ltr</text:span></text:span></text:span><text:span text:style-name="Source_20_Text"><text:span text:style-name="Strong_20_Emphasis"><text:span text:style-name="T4">/</text:span></text:span></text:span><text:span text:style-name="Source_20_Text"><text:span text:style-name="Strong_20_Emphasis"><text:span text:style-name="T5">lefttoright</text:span></text:span></text:span><text:span text:style-name="Source_20_Text"><text:span text:style-name="Strong_20_Emphasis"><text:span text:style-name="T4"> </text:span></text:span></text:span><text:span text:style-name="Source_20_Text"><text:span text:style-name="T4">or <text:line-break/></text:span></text:span><text:span text:style-name="Source_20_Text"><text:span text:style-name="Strong_20_Emphasis"><text:span text:style-name="T5">rtl</text:span></text:span></text:span><text:span text:style-name="Source_20_Text"><text:span text:style-name="Strong_20_Emphasis"><text:span text:style-name="T4">/</text:span></text:span></text:span><text:span text:style-name="Source_20_Text"><text:span text:style-name="Strong_20_Emphasis"><text:span text:style-name="T5">righttoleft</text:span></text:span></text:span></text:p>
      <text:p text:style-name="P33"><text:span text:style-name="T1">Overrides the container's </text:span><text:span text:style-name="Source_20_Text"><text:span text:style-name="T1">ComponentOrientation</text:span></text:span><text:span text:style-name="T1"> property for this layout. Normally this value is dependant on the </text:span><text:span text:style-name="Source_20_Text"><text:span text:style-name="T1">Locale</text:span></text:span><text:span text:style-name="T1"> that the application is running. This constraint overrides that value.</text:span></text:p>
      <text:p text:style-name="P33"><text:span text:style-name="T1">Example: </text:span><text:span text:style-name="Source_20_Text"><text:span text:style-name="T1">"ltr" or "lefttoright" or "rtl"</text:span></text:span></text:p>
      <text:p text:style-name="P42"><text:span text:style-name="Source_20_Text"><text:span text:style-name="Strong_20_Emphasis"><text:span text:style-name="T5">ttb</text:span></text:span></text:span><text:span text:style-name="Source_20_Text"><text:span text:style-name="Strong_20_Emphasis"><text:span text:style-name="T4">/</text:span></text:span></text:span><text:span text:style-name="Source_20_Text"><text:span text:style-name="Strong_20_Emphasis"><text:span text:style-name="T5">toptobottom</text:span></text:span></text:span><text:span text:style-name="Source_20_Text"><text:span text:style-name="T4"> or </text:span></text:span></text:p>
      <text:p text:style-name="P43"><text:span text:style-name="Source_20_Text"><text:span text:style-name="Strong_20_Emphasis"><text:span text:style-name="T5">btt</text:span></text:span></text:span><text:span text:style-name="Source_20_Text"><text:span text:style-name="Strong_20_Emphasis"><text:span text:style-name="T4">/</text:span></text:span></text:span><text:span text:style-name="Source_20_Text"><text:span text:style-name="Strong_20_Emphasis"><text:span text:style-name="T5">bottomtotop</text:span></text:span></text:span></text:p>
      <text:p text:style-name="P33"><text:span text:style-name="T1">Specifies if the components should be added in the grid </text:span><text:span text:style-name="Strong_20_Emphasis"><text:span text:style-name="T1">bottom-to-top</text:span></text:span><text:span text:style-name="T1"> or </text:span><text:span text:style-name="Strong_20_Emphasis"><text:span text:style-name="T1">top-to-bottom</text:span></text:span><text:span text:style-name="T1">. This value is not picked up from the container and is </text:span><text:span text:style-name="Strong_20_Emphasis"><text:span text:style-name="T1">top-to-bottom</text:span></text:span><text:span text:style-name="T1"> by default. </text:span></text:p>
      <text:p text:style-name="P33"><text:span text:style-name="T1">Example: </text:span><text:span text:style-name="Source_20_Text"><text:span text:style-name="T1">"ttb" or "toptobottom" or "btt"</text:span></text:span></text:p>
      <text:p text:style-name="P33"><text:span text:style-name="Source_20_Text"><text:span text:style-name="Strong_20_Emphasis"><text:span text:style-name="T5">hidemode</text:span></text:span></text:span></text:p>
      <text:p text:style-name="P29">Sets the default hide mode for the layout. This hide mode can be overridden by the component constraint. The hide mode specified how the layout manager should handle a component that isn't visible. The modes are:</text:p>
      <text:p text:style-name="P33"><text:span text:style-name="Source_20_Text"><text:span text:style-name="T1">0</text:span></text:span><text:span text:style-name="T1"> - Default. Means that invisible components will be handled exactly as if they were visible.</text:span></text:p>
      <text:p text:style-name="P33"><text:span text:style-name="Source_20_Text"><text:span text:style-name="T1">1</text:span></text:span><text:span text:style-name="T1"> - The size of an invisible component will be set to </text:span><text:span text:style-name="Source_20_Text"><text:span text:style-name="T1">0, 0</text:span></text:span><text:span text:style-name="T1">.</text:span></text:p>
      <text:p text:style-name="P33"><text:span text:style-name="Source_20_Text"><text:span text:style-name="T1">2</text:span></text:span><text:span text:style-name="T1"> - The size of an invisible component will be set to </text:span><text:span text:style-name="Source_20_Text"><text:span text:style-name="T1">0, 0</text:span></text:span><text:span text:style-name="T1"> and the gaps will also be set to </text:span><text:span text:style-name="Source_20_Text"><text:span text:style-name="T1">0</text:span></text:span><text:span text:style-name="T1"> around it.</text:span></text:p>
      <text:p text:style-name="P33"><text:span text:style-name="Source_20_Text"><text:span text:style-name="T1">3</text:span></text:span><text:span text:style-name="T1"> - Invisible components will not participate in the layout at all and it will for instance not take up a grid cell. </text:span></text:p>
      <text:p text:style-name="P33"><text:span text:style-name="T1">Example: </text:span><text:span text:style-name="Source_20_Text"><text:span text:style-name="T1">"hidemode 1"</text:span></text:span></text:p>
      <text:p text:style-name="P33"><text:span text:style-name="Strong_20_Emphasis"><text:span text:style-name="T8">nocache</text:span></text:span></text:p>
      <text:p text:style-name="P33"><text:span text:style-name="T1">Instructs the layout engine to not use caches. This should normally only be needed if the </text:span><text:span text:style-name="Source_20_Text"><text:span text:style-name="T1">"%"</text:span></text:span><text:span text:style-name="T1"> unit is used as it is a function of the parent size. If you are experiencing revalidation problems you can try to set this constraint. <text:line-break/>Example: </text:span><text:span text:style-name="Source_20_Text"><text:span text:style-name="T1">"nocache"</text:span></text:span></text:p>
      <text:h text:style-name="Heading_20_2" text:outline-level="2">Column/Row Constraints</text:h>
      <text:p text:style-name="Text_20_body"><text:span text:style-name="T1">Column and row constraints works the same and hence forth the term </text:span><text:span text:style-name="Strong_20_Emphasis"><text:span text:style-name="T1">row</text:span></text:span><text:span text:style-name="T1"> will be used for both columns and rows. </text:span></text:p>
      <text:p text:style-name="P29">Every [] section denotes constraints for that row. The gap size between is the gap size dividing the two rows. The format for the constraint is:</text:p>
      <text:p text:style-name="P33"><text:span text:style-name="Source_20_Text"><text:span text:style-name="T1">[constraint1, constraint2, ...]gap size[constraint1, constraint2, ...]gap size[...]…"</text:span></text:span></text:p>
      <text:p text:style-name="P33"><text:span text:style-name="T1">Example: </text:span><text:span text:style-name="Source_20_Text"><text:span text:style-name="T1">"[fill]10[top,10:20]"</text:span></text:span><text:span text:style-name="T1">, </text:span><text:span text:style-name="Source_20_Text"><text:span text:style-name="T1">"[fill]push[]"</text:span></text:span><text:span text:style-name="T1">, </text:span><text:span text:style-name="Source_20_Text"><text:span text:style-name="T1">"[fill]10:10:100:push[top,10:20]"</text:span></text:span><text:span text:style-name="T1">.</text:span></text:p>
      <text:p text:style-name="Text_20_body"><text:span text:style-name="Strong_20_Emphasis"><text:span text:style-name="T1">Tip!</text:span></text:span><text:span text:style-name="T1"> A vertical bar </text:span><text:span text:style-name="Source_20_Text"><text:span text:style-name="T1">"|"</text:span></text:span><text:span text:style-name="T1"> can be used instead of </text:span><text:span text:style-name="Source_20_Text"><text:span text:style-name="T1">"]["</text:span></text:span><text:span text:style-name="T1"> between rows if the default gap should be used. E.g. </text:span><text:span text:style-name="Source_20_Text"><text:span text:style-name="T1">"[100|200|300]"</text:span></text:span><text:span text:style-name="T1"> is the same as </text:span><text:span text:style-name="Source_20_Text"><text:span text:style-name="T1">"[100][200][300]"</text:span></text:span><text:span text:style-name="T1">. </text:span></text:p>
      <text:p text:style-name="Text_20_body"><text:span text:style-name="T1">Gaps are expressed as a </text:span><text:span text:style-name="Strong_20_Emphasis"><text:span text:style-name="T1">BoundSize</text:span></text:span><text:span text:style-name="T1"> (see above) and can thus have a min/preferred/max size. The size of the row is expressed the same way, as a </text:span><text:span text:style-name="Strong_20_Emphasis"><text:span text:style-name="T1">BoundSize</text:span></text:span><text:span text:style-name="T1">. Leaving any of the sizes out will make the size the default one. For gaps this is </text:span><text:span text:style-name="Source_20_Text"><text:span text:style-name="T1">"related"</text:span></text:span><text:span text:style-name="T1"> (the pixel size for </text:span><text:span text:style-name="Source_20_Text"><text:span text:style-name="T1">"related"</text:span></text:span><text:span text:style-name="T1"> is determined by the </text:span><text:span text:style-name="Source_20_Text"><text:span text:style-name="T1">PlatformConverter</text:span></text:span><text:span text:style-name="T1">) and for row size this is the largest of the contained components for minimum and preferred size and no maximum size. If there are fewer rows in the format string than there are in the grid cells in that dimension the last gap and row constraint will be used for the extra rows. For instance </text:span><text:span text:style-name="Source_20_Text"><text:span text:style-name="T1">"[10]"</text:span></text:span><text:span text:style-name="T1"> is </text:span><text:soft-page-break/><text:span text:style-name="T1">the same as </text:span><text:span text:style-name="Source_20_Text"><text:span text:style-name="T1">"[10][10][10]"</text:span></text:span><text:span text:style-name="T1"> (affects wrapping if wrap is turned on though) .</text:span></text:p>
      <text:p text:style-name="Text_20_body"><text:span text:style-name="T1">Gaps have only their size, however there are number of constraints that can be used between the </text:span><text:span text:style-name="Source_20_Text"><text:span text:style-name="T1">[ ]</text:span></text:span><text:span text:style-name="T1"> and they will affect that row.</text:span></text:p>
      <text:p text:style-name="Text_20_body"><text:span text:style-name="Source_20_Text"><text:span text:style-name="T1">":push"</text:span></text:span><text:span text:style-name="T1"> (or </text:span><text:span text:style-name="Source_20_Text"><text:span text:style-name="T1">"push"</text:span></text:span><text:span text:style-name="T1"> if used with the default gap size) can be added to the gap size to make that gap greedy and try to take as much space as possible without making the layout bigger than the container. </text:span></text:p>
      <text:p text:style-name="Text_20_body"><text:span text:style-name="Strong_20_Emphasis"><text:span text:style-name="T1">Note!</text:span></text:span><text:span text:style-name="T1"> </text:span><text:span text:style-name="Source_20_Text"><text:span text:style-name="T1">""</text:span></text:span><text:span text:style-name="T1"> is the same as </text:span><text:span text:style-name="Source_20_Text"><text:span text:style-name="T1">"[]"</text:span></text:span><text:span text:style-name="T1"> which is the same as </text:span><text:span text:style-name="Source_20_Text"><text:span text:style-name="T1">"[pref]"</text:span></text:span><text:span text:style-name="T1"> and </text:span><text:span text:style-name="Source_20_Text"><text:span text:style-name="T1">"[min:pref:n]"</text:span></text:span><text:span text:style-name="T1">. </text:span></text:p>
      <text:p text:style-name="P33"><text:span text:style-name="Source_20_Text"><text:span text:style-name="Strong_20_Emphasis"><text:span text:style-name="T5">sg</text:span></text:span></text:span><text:span text:style-name="Source_20_Text"><text:span text:style-name="T4">/</text:span></text:span><text:span text:style-name="Source_20_Text"><text:span text:style-name="Strong_20_Emphasis"><text:span text:style-name="T5">sizegroup</text:span></text:span></text:span><text:span text:style-name="Source_20_Text"><text:span text:style-name="T4"> [</text:span></text:span><text:span text:style-name="Source_20_Text"><text:span text:style-name="Emphasis"><text:span text:style-name="T4">name</text:span></text:span></text:span><text:span text:style-name="Source_20_Text"><text:span text:style-name="T4">]</text:span></text:span></text:p>
      <text:p text:style-name="P33"><text:span text:style-name="T1">Gives the row a size group name. All rows that share a size group name will get the same </text:span><text:span text:style-name="Strong_20_Emphasis"><text:span text:style-name="T1">BoundSize</text:span></text:span><text:span text:style-name="T1"> as the row with the largest min/preferred size. This is most usable when the size of the row is not explicitly set and thus is determined by the largest component is the row(s). An empty name </text:span><text:span text:style-name="Source_20_Text"><text:span text:style-name="T1">""</text:span></text:span><text:span text:style-name="T1"> can be used unless there should be more than one group.</text:span></text:p>
      <text:p text:style-name="P33"><text:span text:style-name="T1">Example: </text:span><text:span text:style-name="Source_20_Text"><text:span text:style-name="T1">"sg" or "sg grp1" or "sizegroup props"</text:span></text:span><text:span text:style-name="T1">.</text:span></text:p>
      <text:p text:style-name="P33"><text:span text:style-name="Strong_20_Emphasis"><text:span text:style-name="T9">f</text:span></text:span><text:span text:style-name="Strong_20_Emphasis"><text:span text:style-name="T8">ill</text:span></text:span></text:p>
      <text:p text:style-name="P33"><text:span text:style-name="T1">Set the </text:span><text:span text:style-name="Emphasis"><text:span text:style-name="T1">default value for components </text:span></text:span><text:span text:style-name="T1">to </text:span><text:span text:style-name="Source_20_Text"><text:span text:style-name="T1">"grow"</text:span></text:span><text:span text:style-name="T1"> in the dimension of the row. So for columns the components in that column will default to a </text:span><text:span text:style-name="Source_20_Text"><text:span text:style-name="T1">"growx"</text:span></text:span><text:span text:style-name="T1"> constraint (which can be overridden by the individual component constraints). Note that this property does not affect the size for the row, but rather the size of the components in the row. </text:span></text:p>
      <text:p text:style-name="P33"><text:span text:style-name="T1">Example: </text:span><text:span text:style-name="Source_20_Text"><text:span text:style-name="T1">"fill"</text:span></text:span><text:span text:style-name="T1">.</text:span></text:p>
      <text:p text:style-name="P33"><text:span text:style-name="Strong_20_Emphasis"><text:span text:style-name="T9">n</text:span></text:span><text:span text:style-name="Strong_20_Emphasis"><text:span text:style-name="T8">ogrid</text:span></text:span></text:p>
      <text:p text:style-name="P33"><text:span text:style-name="T1">Puts the row in flow-only mode. All components in the flow direction will be put in the same cell and will thus not be aligned with component in other rows/columns. This property will only be adhered to if the row is in the flow direction. So for the normal horizontal flow (</text:span><text:span text:style-name="Source_20_Text"><text:span text:style-name="T1">"flowx"</text:span></text:span><text:span text:style-name="T1">) it is only used for rows and for </text:span><text:span text:style-name="Source_20_Text"><text:span text:style-name="T1">"flowy"</text:span></text:span><text:span text:style-name="T1"> it is only used for columns.</text:span></text:p>
      <text:p text:style-name="P33"><text:span text:style-name="T1">Example: </text:span><text:span text:style-name="Source_20_Text"><text:span text:style-name="T1">"nogrid"</text:span></text:span><text:span text:style-name="T1">.</text:span></text:p>
      <text:p text:style-name="P33"><text:span text:style-name="Source_20_Text"><text:span text:style-name="Strong_20_Emphasis"><text:span text:style-name="T5">grow</text:span></text:span></text:span><text:span text:style-name="Source_20_Text"><text:span text:style-name="T4"> [</text:span></text:span><text:span text:style-name="Source_20_Text"><text:span text:style-name="Emphasis"><text:span text:style-name="T4">weight</text:span></text:span></text:span><text:span text:style-name="Source_20_Text"><text:span text:style-name="T4">]</text:span></text:span></text:p>
      <text:p text:style-name="P33"><text:span text:style-name="T1">Sets how keen the row should be to grow in relation to other rows. The weight (defaults to 100 if not specified) is purely a relative value to other rows' weight. Twice the weight will get double the extra space. If this constraint is not set, the grow weight is set to zero and the column will not grow (unless </text:span><text:span text:style-name="Source_20_Text"><text:span text:style-name="T1">"fill"</text:span></text:span><text:span text:style-name="T1"> is set in the Layout Constraints and no other row has grow weight above zero either). Grow weight will only be compared to the weights for rows with the same grow priority. See below. </text:span></text:p>
      <text:p text:style-name="P33"><text:span text:style-name="T1">Example: </text:span><text:span text:style-name="Source_20_Text"><text:span text:style-name="T1">"grow 50" or "grow"</text:span></text:span></text:p>
      <text:p text:style-name="P33"><text:span text:style-name="Source_20_Text"><text:span text:style-name="Strong_20_Emphasis"><text:span text:style-name="T5">growprio</text:span></text:span></text:span><text:span text:style-name="Source_20_Text"><text:span text:style-name="T4"> </text:span></text:span><text:span text:style-name="Source_20_Text"><text:span text:style-name="Emphasis"><text:span text:style-name="T4">priority</text:span></text:span></text:span></text:p>
      <text:p text:style-name="P29">Sets the grow priority for the row (not for the components in the row). When growing, all rows with higher priorities will be grown to their maximum size before any row with lower priority are considered. The default grow priority is 100. This can be used to make certain rows grow to max before other rows even start to grow.</text:p>
      <text:p text:style-name="P33"><text:span text:style-name="T1">Example: </text:span><text:span text:style-name="Source_20_Text"><text:span text:style-name="T1">"growprio 50"</text:span></text:span></text:p>
      <text:p text:style-name="P34"><text:span text:style-name="Source_20_Text"><text:span text:style-name="Strong_20_Emphasis"><text:span text:style-name="T2">shrink</text:span></text:span></text:span><text:span text:style-name="Source_20_Text"><text:span text:style-name="T1"> </text:span></text:span><text:span text:style-name="Source_20_Text"><text:span text:style-name="Emphasis"><text:span text:style-name="T1">weight</text:span></text:span></text:span></text:p>
      <text:p text:style-name="P29">Sets how keen/reluctant the row should be to shrink in relation to other rows. The weight is purely a relative value to other rows' weights. Twice the weight will shrink twice as much when space is scarce. If this constraint is not set the shrink weight defaults to 100, which means that all rows by default can shrink to their minimum size, but no less. Shrink weight will only be compared against the weights in the same shrink priority group (other rows with the same shrink priority). See below. </text:p>
      <text:p text:style-name="P33"><text:span text:style-name="T1">Example: </text:span><text:span text:style-name="Source_20_Text"><text:span text:style-name="T1">"shrink 50"</text:span></text:span></text:p>
      <text:p text:style-name="P33"><text:span text:style-name="Source_20_Text"><text:span text:style-name="Strong_20_Emphasis"><text:span text:style-name="T5">shp/shrinkprio</text:span></text:span></text:span><text:span text:style-name="Source_20_Text"><text:span text:style-name="T4"> </text:span></text:span><text:span text:style-name="Source_20_Text"><text:span text:style-name="Emphasis"><text:span text:style-name="T4">priority</text:span></text:span></text:span></text:p>
      <text:p text:style-name="P29">Sets the shrink priority for the row (not for the components in the row). When space is scarce and rows needs to be shrunk, all rows with higher priorities will be shrunk to their minimum size before any row with lower priority are considered. The default shrink priority is 100. This can be used to make certain rows shrink to min before other rows even start to shrink.</text:p>
      <text:p text:style-name="P33"><text:span text:style-name="T1">Example: </text:span><text:span text:style-name="Source_20_Text"><text:span text:style-name="T1">"shrinkprio 50" or "shp 110"</text:span></text:span></text:p>
      <text:p text:style-name="P33"><text:span text:style-name="Source_20_Text"><text:span text:style-name="Strong_20_Emphasis"><text:span text:style-name="T5">al/align</text:span></text:span></text:span><text:span text:style-name="Source_20_Text"><text:span text:style-name="T4"> </text:span></text:span><text:span text:style-name="Source_20_Text"><text:span text:style-name="Emphasis"><text:span text:style-name="T4">align</text:span></text:span></text:span></text:p>
      <text:p text:style-name="P33"><text:span text:style-name="T1">Specifies the default alignment for the components in the row. This default alignment can be overridden by setting the alignment for the component in the Component Constraint. The default row alignment is </text:span><text:span text:style-name="Source_20_Text"><text:span text:style-name="T1">"left"</text:span></text:span><text:span text:style-name="T1"> for columns and </text:span><text:span text:style-name="Source_20_Text"><text:span text:style-name="T1">"center"</text:span></text:span><text:span text:style-name="T1"> for rows.</text:span></text:p>
      <text:p text:style-name="P33"><text:span text:style-name="T1">The alignment can be specified as a </text:span><text:span text:style-name="Strong_20_Emphasis"><text:span text:style-name="T1">UnitValue</text:span></text:span><text:span text:style-name="T1"> or </text:span><text:span text:style-name="Strong_20_Emphasis"><text:span text:style-name="T1">AlignKeyword</text:span></text:span><text:span text:style-name="T1">. See above. If </text:span><text:span text:style-name="Strong_20_Emphasis"><text:span text:style-name="T1">AlignKeyword</text:span></text:span><text:span text:style-name="T1"> is used the </text:span><text:span text:style-name="Source_20_Text"><text:span text:style-name="T1">"align"</text:span></text:span><text:span text:style-name="T1"> part can be omitted.</text:span></text:p>
      <text:p text:style-name="P33"><text:span text:style-name="T1">Example: </text:span><text:span text:style-name="Source_20_Text"><text:span text:style-name="T1">"align 50%" or "align top" or "align leading" or "align 100px" or "top, left" or "align baseline"</text:span></text:span></text:p>
      <text:h text:style-name="Heading_20_2" text:outline-level="2">Component Constraints</text:h>
      <text:p text:style-name="P33"><text:span text:style-name="T1">Component constraints are used as an argument in the </text:span><text:span text:style-name="Source_20_Text"><text:span text:style-name="T1">Container.add(...)</text:span></text:span><text:span text:style-name="T1"> for Swing and by setting it as </text:span><text:span text:style-name="Source_20_Text"><text:span text:style-name="T1">Control.setLayoutData(...)</text:span></text:span><text:span text:style-name="T1"> in SWT. It can be used to specify constraints that has to do with the component's size and/or the grid cell flow. The format is same as for Layout Constraint, which means that the constraints are specified one by one with comma signs as separators. </text:span></text:p>
      <text:p text:style-name="P33"><text:span text:style-name="T1">Example: </text:span><text:span text:style-name="Source_20_Text"><text:span text:style-name="T1">"width 100px!, grid 3 2, wrap"</text:span></text:span><text:span text:style-name="T1">. </text:span></text:p>
      <text:p text:style-name="P33"><text:span text:style-name="Source_20_Text"><text:span text:style-name="Strong_20_Emphasis"><text:span text:style-name="T5">wrap</text:span></text:span></text:span><text:span text:style-name="Source_20_Text"><text:span text:style-name="T4"> [</text:span></text:span><text:span text:style-name="Source_20_Text"><text:span text:style-name="Emphasis"><text:span text:style-name="T4">gapsize</text:span></text:span></text:span><text:span text:style-name="Source_20_Text"><text:span text:style-name="T4">]</text:span></text:span></text:p>
      <text:p text:style-name="P33"><text:span text:style-name="T1">Wraps to a new column/row </text:span><text:span text:style-name="Strong_20_Emphasis"><text:span text:style-name="T1">after</text:span></text:span><text:span text:style-name="T1"> the component has been put in the next available cell. This means that the </text:span><text:span text:style-name="Strong_20_Emphasis"><text:span text:style-name="T1">next</text:span></text:span><text:span text:style-name="T1"> component will be put on the new row/column. Tip! Read wrap as "wrap after". If specified </text:span><text:span text:style-name="Source_20_Text"><text:span text:style-name="T1">"gapsize"</text:span></text:span><text:span text:style-name="T1"> will override the size of the gap between the current and next row (or column if </text:span><text:span text:style-name="Source_20_Text"><text:span text:style-name="T1">"flowy"</text:span></text:span><text:span text:style-name="T1">). Note that the gaps size is </text:span><text:span text:style-name="Strong_20_Emphasis"><text:span text:style-name="T1">after</text:span></text:span><text:span text:style-name="T1"> the row that this component will end up at.</text:span></text:p>
      <text:p text:style-name="P33"><text:span text:style-name="T1">Example: </text:span><text:span text:style-name="Source_20_Text"><text:span text:style-name="T1">"wrap" or "wrap 15px" or "wrap push" or "wrap 15:push"</text:span></text:span></text:p>
      <text:p text:style-name="P34"><text:span text:style-name="Source_20_Text"><text:span text:style-name="Strong_20_Emphasis"><text:span text:style-name="T5">newline</text:span></text:span></text:span><text:span text:style-name="Source_20_Text"><text:span text:style-name="T4"> [</text:span></text:span><text:span text:style-name="Source_20_Text"><text:span text:style-name="Emphasis"><text:span text:style-name="T4">gapsize</text:span></text:span></text:span><text:span text:style-name="Source_20_Text"><text:span text:style-name="T4">]</text:span></text:span></text:p>
      <text:p text:style-name="P33"><text:span text:style-name="T1">Wraps to a new column/row </text:span><text:span text:style-name="Strong_20_Emphasis"><text:span text:style-name="T1">before</text:span></text:span><text:span text:style-name="T1"> the component is put in the next available cell. This means that the </text:span><text:span text:style-name="Strong_20_Emphasis"><text:span text:style-name="T1">this</text:span></text:span><text:span text:style-name="T1"> component will be put on a new row/column. Tip! Read wrap as "on a newline". If specified </text:span><text:span text:style-name="Source_20_Text"><text:span text:style-name="T1">"gapsize"</text:span></text:span><text:span text:style-name="T1"> will override the size of the gap between the current and next row (or column if </text:span><text:span text:style-name="Source_20_Text"><text:span text:style-name="T1">"flowy"</text:span></text:span><text:span text:style-name="T1">). Note that the gaps size is </text:span><text:span text:style-name="Strong_20_Emphasis"><text:span text:style-name="T1">before</text:span></text:span><text:span text:style-name="T1"> the row that this component will end up at. </text:span></text:p>
      <text:p text:style-name="P33"><text:span text:style-name="T1">Example: </text:span><text:span text:style-name="Source_20_Text"><text:span text:style-name="T1">"newline" or "newline 15px" or "newline push" or "newline 15:push" </text:span></text:span></text:p>
      <text:p text:style-name="P39"><text:span text:style-name="Source_20_Text"><text:span text:style-name="Strong_20_Emphasis"><text:span text:style-name="T5">push</text:span></text:span></text:span><text:span text:style-name="Source_20_Text"><text:span text:style-name="T4"> [</text:span></text:span><text:span text:style-name="Source_20_Text"><text:span text:style-name="Emphasis"><text:span text:style-name="T4">weightx</text:span></text:span></text:span><text:span text:style-name="Source_20_Text"><text:span text:style-name="T4">] [</text:span></text:span><text:span text:style-name="Source_20_Text"><text:span text:style-name="Emphasis"><text:span text:style-name="T4">weighty</text:span></text:span></text:span><text:span text:style-name="Source_20_Text"><text:span text:style-name="T4">] or <text:line-break/></text:span></text:span><text:span text:style-name="Source_20_Text"><text:span text:style-name="Strong_20_Emphasis"><text:span text:style-name="T5">pushx</text:span></text:span></text:span><text:span text:style-name="Source_20_Text"><text:span text:style-name="T4">[</text:span></text:span><text:span text:style-name="Source_20_Text"><text:span text:style-name="Emphasis"><text:span text:style-name="T4">weightx</text:span></text:span></text:span><text:span text:style-name="Source_20_Text"><text:span text:style-name="T4">] or <text:line-break/></text:span></text:span><text:span text:style-name="Source_20_Text"><text:span text:style-name="Strong_20_Emphasis"><text:span text:style-name="T5">pushy</text:span></text:span></text:span><text:span text:style-name="Source_20_Text"><text:span text:style-name="T4"> [</text:span></text:span><text:span text:style-name="Source_20_Text"><text:span text:style-name="Emphasis"><text:span text:style-name="T4">weighty</text:span></text:span></text:span><text:span text:style-name="Source_20_Text"><text:span text:style-name="T4">]</text:span></text:span></text:p>
      <text:p text:style-name="P39"><text:span text:style-name="T1">Makes the row and/or column that the component is residing in grow with </text:span><text:span text:style-name="Source_20_Text"><text:span text:style-name="T1">"weight"</text:span></text:span><text:span text:style-name="T1">. This can be used instead of having a "grow" keyword in the column/row constraints. </text:span></text:p>
      <text:p text:style-name="P33"><text:span text:style-name="T1">Example: </text:span><text:span text:style-name="Source_20_Text"><text:span text:style-name="T1">"push" or "pushx 200"</text:span></text:span><text:span text:style-name="T1">.</text:span></text:p>
      <text:p text:style-name="P33"><text:span text:style-name="Source_20_Text"><text:span text:style-name="Strong_20_Emphasis"><text:span text:style-name="T2">skip</text:span></text:span></text:span><text:span text:style-name="Source_20_Text"><text:span text:style-name="T1"> [</text:span></text:span><text:span text:style-name="Source_20_Text"><text:span text:style-name="Emphasis"><text:span text:style-name="T1">count</text:span></text:span></text:span><text:span text:style-name="Source_20_Text"><text:span text:style-name="T1">]</text:span></text:span></text:p>
      <text:p text:style-name="P33"><text:span text:style-name="T1">Skips a number of cells in the flow. This is used to jump over a number of cells before the next free cell is looked for. The skipping is done before this component is put in a cell and thus this cells is affected by it. </text:span><text:span text:style-name="Source_20_Text"><text:span text:style-name="T1">"count"</text:span></text:span><text:span text:style-name="T1"> defaults to 1 if not specified. </text:span></text:p>
      <text:p text:style-name="P33"><text:span text:style-name="T1">Example: </text:span><text:span text:style-name="Source_20_Text"><text:span text:style-name="T1">"skip" or "skip 3"</text:span></text:span><text:span text:style-name="T1">.</text:span></text:p>
      <text:p text:style-name="P43"><text:span text:style-name="Source_20_Text"><text:span text:style-name="Strong_20_Emphasis"><text:span text:style-name="T5">span</text:span></text:span></text:span><text:span text:style-name="Source_20_Text"><text:span text:style-name="T4"> [</text:span></text:span><text:span text:style-name="Source_20_Text"><text:span text:style-name="Emphasis"><text:span text:style-name="T4">countx</text:span></text:span></text:span><text:span text:style-name="Source_20_Text"><text:span text:style-name="T4">] [</text:span></text:span><text:span text:style-name="Source_20_Text"><text:span text:style-name="Emphasis"><text:span text:style-name="T4">county</text:span></text:span></text:span><text:span text:style-name="Source_20_Text"><text:span text:style-name="T4">] or <text:line-break/></text:span></text:span><text:span text:style-name="Strong_20_Emphasis"><text:span text:style-name="T8">spanx/sx </text:span></text:span><text:span text:style-name="Emphasis"><text:span text:style-name="T10">[count] </text:span></text:span><text:span text:style-name="Source_20_Text"><text:span text:style-name="T4">or <text:line-break/></text:span></text:span><text:span text:style-name="Source_20_Text"><text:span text:style-name="Strong_20_Emphasis"><text:span text:style-name="T5">spany</text:span></text:span></text:span><text:span text:style-name="Source_20_Text"><text:span text:style-name="T4">/</text:span></text:span><text:span text:style-name="Source_20_Text"><text:span text:style-name="Strong_20_Emphasis"><text:span text:style-name="T5">sy</text:span></text:span></text:span><text:span text:style-name="Source_20_Text"><text:span text:style-name="T4"> [</text:span></text:span><text:span text:style-name="Source_20_Text"><text:span text:style-name="Emphasis"><text:span text:style-name="T4">count</text:span></text:span></text:span><text:span text:style-name="Source_20_Text"><text:span text:style-name="T4">] or </text:span></text:span></text:p>
      <text:p text:style-name="P33"><text:span text:style-name="T1">Spans the current cell (merges) over a number of cells. Practically this means that this cell and the </text:span><text:span text:style-name="Emphasis"><text:span text:style-name="T1">count</text:span></text:span><text:span text:style-name="T1"> number of cells will be treated as one cell and the component can use the space that all these cells have. </text:span><text:span text:style-name="Emphasis"><text:span text:style-name="T1">count</text:span></text:span><text:span text:style-name="T1"> defaults to a really high value which practically means </text:span><text:span text:style-name="Emphasis"><text:span text:style-name="T1">span to the end or the row/column</text:span></text:span><text:span text:style-name="T1">. Note that a cell can be spanned </text:span><text:span text:style-name="Strong_20_Emphasis"><text:span text:style-name="T1">and</text:span></text:span><text:span text:style-name="T1"> split at the same time, so it can for instance be spanning 2 cells and split that space for three components. </text:span><text:span text:style-name="Source_20_Text"><text:span text:style-name="T1">"span"</text:span></text:span><text:span text:style-name="T1"> for the first cell in a row is the same thing as setting </text:span><text:span text:style-name="Source_20_Text"><text:span text:style-name="T1">"nogrid"</text:span></text:span><text:span text:style-name="T1"> in the row constraint. </text:span></text:p>
      <text:p text:style-name="P33"><text:span text:style-name="T1">Example: <text:line-break/></text:span><text:span text:style-name="Source_20_Text"><text:span text:style-name="T1">"span" or "span 4" or "span 2 2" or "spanx" or "spanx 10" or "spanx 2, spany 2"</text:span></text:span><text:span text:style-name="T1">.</text:span></text:p>
      <text:p text:style-name="P35"><text:span text:style-name="Source_20_Text"><text:span text:style-name="Strong_20_Emphasis"><text:span text:style-name="T5">split</text:span></text:span></text:span><text:span text:style-name="Source_20_Text"><text:span text:style-name="T4"> [</text:span></text:span><text:span text:style-name="Source_20_Text"><text:span text:style-name="Emphasis"><text:span text:style-name="T4">count</text:span></text:span></text:span><text:span text:style-name="Source_20_Text"><text:span text:style-name="T4">]</text:span></text:span></text:p>
      <text:p text:style-name="P35"><text:span text:style-name="T1">Splits the cell in a number of sub-cells. Practically this means that the next </text:span><text:span text:style-name="Source_20_Text"><text:span text:style-name="T1">count</text:span></text:span><text:span text:style-name="T1"> number components will be put in the same cell, next to eachother without gaps. Only the first component in a cell can set the split, any subsequent split keywords in the cell will be ignored. </text:span><text:span text:style-name="Source_20_Text"><text:span text:style-name="T1">count</text:span></text:span><text:span text:style-name="T1"> defaults to </text:span><text:span text:style-name="Emphasis"><text:span text:style-name="T1">infinite</text:span></text:span><text:span text:style-name="T1"> if not specified which means that split alone will put all coming components in the same cell. </text:span><text:span text:style-name="Source_20_Text"><text:span text:style-name="T1">"split"</text:span></text:span><text:span text:style-name="T1">, </text:span><text:span text:style-name="Source_20_Text"><text:span text:style-name="T1">"wrap"</text:span></text:span><text:span text:style-name="T1"> or </text:span><text:span text:style-name="Source_20_Text"><text:span text:style-name="T1">"newline"</text:span></text:span><text:span text:style-name="T1"> will break out of the split celll. The latter two will move to a new row/column as usual. Note! </text:span><text:span text:style-name="Source_20_Text"><text:span text:style-name="T1">"skip"</text:span></text:span><text:span text:style-name="T1"> will will skip out if the splitting and continue in the next cell.</text:span></text:p>
      <text:p text:style-name="P35"><text:span text:style-name="T1">Example: </text:span><text:span text:style-name="Source_20_Text"><text:span text:style-name="T1">"split" or "split 4"</text:span></text:span><text:span text:style-name="T1">.</text:span></text:p>
      <text:p text:style-name="P36"><text:span text:style-name="Source_20_Text"><text:span text:style-name="Strong_20_Emphasis"><text:span text:style-name="T5">cell</text:span></text:span></text:span><text:span text:style-name="Source_20_Text"><text:span text:style-name="T4"> [</text:span></text:span><text:span text:style-name="Source_20_Text"><text:span text:style-name="Emphasis"><text:span text:style-name="T4">col row</text:span></text:span></text:span><text:span text:style-name="Source_20_Text"><text:span text:style-name="T4"> [span x [span y]]] </text:span></text:span></text:p>
      <text:p text:style-name="P35"><text:span text:style-name="T1">Sets the grid cell that the component should be placed in. If there are already components in the cell they will share the cell. If there are two integers specified they will be interpreted as absolute coordinates for the column and row. The flow will continue after this cell. How many cells that will be spanned is optional but may be specified. It is the same thing as using the </text:span><text:span text:style-name="Source_20_Text"><text:span text:style-name="T1">spanx</text:span></text:span><text:span text:style-name="T1"> and </text:span><text:span text:style-name="Source_20_Text"><text:span text:style-name="T1">spany</text:span></text:span><text:span text:style-name="T1"> keywords.</text:span></text:p>
      <text:p text:style-name="P35"><text:span text:style-name="T1">E.g. </text:span><text:span text:style-name="Source_20_Text"><text:span text:style-name="T1">"cell 2 2"</text:span></text:span><text:span text:style-name="T1"> or </text:span><text:span text:style-name="Source_20_Text"><text:span text:style-name="T1">"cell 0 1 2 "</text:span></text:span><text:span text:style-name="T1"> or </text:span><text:span text:style-name="Source_20_Text"><text:span text:style-name="T1">"cell 1 1 3 3"</text:span></text:span><text:span text:style-name="T1">.</text:span></text:p>
      <text:p text:style-name="P35"><text:span text:style-name="Source_20_Text"><text:span text:style-name="Strong_20_Emphasis"><text:span text:style-name="T5">flowx</text:span></text:span></text:span><text:span text:style-name="Source_20_Text"><text:span text:style-name="T4"> or <text:line-break/></text:span></text:span><text:span text:style-name="Source_20_Text"><text:span text:style-name="Strong_20_Emphasis"><text:span text:style-name="T5">flowy</text:span></text:span></text:span></text:p>
      <text:p text:style-name="P35"><text:span text:style-name="T1">Sets the flow direction in the cell. By default the flow direction in the cell is the same as the flow direction for the layout. So if the components flows from left to right they will do so for in-cell flow as well. The first component added to a cell can change the cell flow. If flow direction is changed to </text:span><text:span text:style-name="Source_20_Text"><text:span text:style-name="T1">flowy</text:span></text:span><text:span text:style-name="T1"> the components in the cell will be positioned above/under each other. </text:span></text:p>
      <text:p text:style-name="P35"><text:span text:style-name="T1">Example: </text:span><text:span text:style-name="Source_20_Text"><text:span text:style-name="T1">"flowy" or "flowx"</text:span></text:span><text:span text:style-name="T1">.</text:span></text:p>
      <text:p text:style-name="P35"><text:span text:style-name="Source_20_Text"><text:span text:style-name="Strong_20_Emphasis"><text:span text:style-name="T5">w/width</text:span></text:span></text:span><text:span text:style-name="Source_20_Text"><text:span text:style-name="Emphasis"><text:span text:style-name="T4"> size</text:span></text:span></text:span><text:span text:style-name="Source_20_Text"><text:span text:style-name="T4"> or <text:line-break/></text:span></text:span><text:span text:style-name="Source_20_Text"><text:span text:style-name="Strong_20_Emphasis"><text:span text:style-name="T5">h/height</text:span></text:span></text:span><text:span text:style-name="Source_20_Text"><text:span text:style-name="Emphasis"><text:span text:style-name="T4"> size</text:span></text:span></text:span></text:p>
      <text:p text:style-name="P35"><text:span text:style-name="T1">Overrides the default size of the component that is set by the UI delegate or by the developer explicitly on the component. The size is specified as a </text:span><text:span text:style-name="Strong_20_Emphasis"><text:span text:style-name="T1">BoundSize</text:span></text:span><text:span text:style-name="T1">. See the </text:span><text:span text:style-name="Emphasis"><text:span text:style-name="T1">Common Argument Types</text:span></text:span><text:span text:style-name="T1"> section above for an explanation. Note that expressions is supported and you can for instance set the size for a component with </text:span><text:span text:style-name="Source_20_Text"><text:span text:style-name="T1">"width pref+10px"</text:span></text:span><text:span text:style-name="T1"> to make it 10 pixels larger than normal or </text:span><text:span text:style-name="Source_20_Text"><text:span text:style-name="T1">"width max(100, 10%)"</text:span></text:span><text:span text:style-name="T1"> to make it 10% of the container's width, but a maximum of 100 pixels.</text:span></text:p>
      <text:p text:style-name="P35"><text:span text:style-name="T1">Example: </text:span><text:span text:style-name="Source_20_Text"><text:span text:style-name="T1">"width 10!" or "width 10" or "h 10:20" or "height pref!" or "w min:100:pref" or "w 100!,h 100!"</text:span></text:span><text:span text:style-name="T1"> or </text:span><text:span text:style-name="Source_20_Text"><text:span text:style-name="T1">"width visual.x2-pref".</text:span></text:span></text:p>
      <text:p text:style-name="P35"><text:span text:style-name="Source_20_Text"><text:span text:style-name="Strong_20_Emphasis"><text:span text:style-name="T5">wmin/wmax</text:span></text:span></text:span><text:span text:style-name="Source_20_Text"><text:span text:style-name="Emphasis"><text:span text:style-name="T4"> x-size</text:span></text:span></text:span><text:span text:style-name="Source_20_Text"><text:span text:style-name="T4"> or <text:line-break/></text:span></text:span><text:span text:style-name="Source_20_Text"><text:span text:style-name="Strong_20_Emphasis"><text:span text:style-name="T5">hmin/hmax</text:span></text:span></text:span><text:span text:style-name="Source_20_Text"><text:span text:style-name="Emphasis"><text:span text:style-name="T4"> y-size</text:span></text:span></text:span></text:p>
      <text:p text:style-name="P35"><text:span text:style-name="T1">Overrides the default size of the component for minimum or maximum size that is set by the UI delegate or by the developer explicitly on the component. The size is specified as a </text:span><text:span text:style-name="Strong_20_Emphasis"><text:span text:style-name="T1">BoundSize</text:span></text:span><text:span text:style-name="T1">. See the </text:span><text:span text:style-name="Emphasis"><text:span text:style-name="T1">Common Argument Types</text:span></text:span><text:span text:style-name="T1"> section above for an explanation. Note that expressions is supported and you can for instance set the size for a component with </text:span><text:span text:style-name="Source_20_Text"><text:span text:style-name="T1">"wmin pref-10px"</text:span></text:span><text:span text:style-name="T1"> to make it no less than 10 pixels smaller than normal. These keywords are syntactic shorts for </text:span><text:span text:style-name="Source_20_Text"><text:span text:style-name="T1">"width </text:span></text:span><text:span text:style-name="Source_20_Text"><text:span text:style-name="Emphasis"><text:span text:style-name="T1">size</text:span></text:span></text:span><text:span text:style-name="Source_20_Text"><text:span text:style-name="T1">:pref"</text:span></text:span><text:span text:style-name="T1"> or </text:span><text:span text:style-name="Source_20_Text"><text:span text:style-name="T1">"width min:pref:</text:span></text:span><text:span text:style-name="Source_20_Text"><text:span text:style-name="Emphasis"><text:span text:style-name="T1">size</text:span></text:span></text:span><text:span text:style-name="Source_20_Text"><text:span text:style-name="T1">"</text:span></text:span><text:span text:style-name="T1"> with is exactly the same for minimum and maximun respectively. </text:span></text:p>
      <text:p text:style-name="P35"><text:span text:style-name="T1">Example: </text:span><text:span text:style-name="Source_20_Text"><text:span text:style-name="T1">"wmin 10" or "hmax pref+100".</text:span></text:span></text:p>
      <text:p text:style-name="P35"><text:span text:style-name="Source_20_Text"><text:span text:style-name="T1"/></text:span></text:p>
      <text:p text:style-name="P41"><text:span text:style-name="Source_20_Text"><text:span text:style-name="Strong_20_Emphasis"><text:span text:style-name="T5">grow</text:span></text:span></text:span><text:span text:style-name="Source_20_Text"><text:span text:style-name="T4"> [</text:span></text:span><text:span text:style-name="Source_20_Text"><text:span text:style-name="Emphasis"><text:span text:style-name="T4">weightx</text:span></text:span></text:span><text:span text:style-name="Source_20_Text"><text:span text:style-name="T4">] [</text:span></text:span><text:span text:style-name="Source_20_Text"><text:span text:style-name="Emphasis"><text:span text:style-name="T4">weighty</text:span></text:span></text:span><text:span text:style-name="Source_20_Text"><text:span text:style-name="T4">] or <text:line-break/></text:span></text:span><text:span text:style-name="Source_20_Text"><text:span text:style-name="Strong_20_Emphasis"><text:span text:style-name="T5">growx</text:span></text:span></text:span><text:span text:style-name="Source_20_Text"><text:span text:style-name="T4"> [</text:span></text:span><text:span text:style-name="Source_20_Text"><text:span text:style-name="Emphasis"><text:span text:style-name="T4">weightx</text:span></text:span></text:span><text:span text:style-name="Source_20_Text"><text:span text:style-name="T4">] or <text:line-break/></text:span></text:span><text:span text:style-name="Source_20_Text"><text:span text:style-name="Strong_20_Emphasis"><text:span text:style-name="T5">growy</text:span></text:span></text:span><text:span text:style-name="Source_20_Text"><text:span text:style-name="T4"> [</text:span></text:span><text:span text:style-name="Source_20_Text"><text:span text:style-name="Emphasis"><text:span text:style-name="T4">weighty</text:span></text:span></text:span><text:span text:style-name="Source_20_Text"><text:span text:style-name="T4">]</text:span></text:span></text:p>
      <text:p text:style-name="P40"><text:span text:style-name="T1">Sets how keen the component should be to grow in relation to other component in the same cell. The weight (defaults to 100 if not specified) is purely a relative value to other components' weight. Twice the weight will get double the extra space. If this constraint is not set the grow weight is set to 0 and the component will not grow (unless </text:span><text:span text:style-name="Source_20_Text"><text:span text:style-name="T1">fill</text:span></text:span><text:span text:style-name="T1"> is set in the row/column in which case </text:span><text:span text:style-name="Source_20_Text"><text:span text:style-name="T1">"grow 0"</text:span></text:span><text:span text:style-name="T1"> can be used to explicitly make it not grow). Grow weight will only be compared against the weights in the same grow priority group and for the same cell. See below. </text:span></text:p>
      <text:p text:style-name="P43"><text:span text:style-name="T1">Example: </text:span><text:span text:style-name="Source_20_Text"><text:span text:style-name="T1">"grow 50 20" or "growx 50" or "grow" or "growx" or "growy 0"</text:span></text:span></text:p>
      <text:p text:style-name="P43"><text:span text:style-name="Source_20_Text"><text:span text:style-name="Strong_20_Emphasis"><text:span text:style-name="T5">growprio</text:span></text:span></text:span><text:span text:style-name="Source_20_Text"><text:span text:style-name="T4">/</text:span></text:span><text:span text:style-name="Source_20_Text"><text:span text:style-name="Strong_20_Emphasis"><text:span text:style-name="T5">gp</text:span></text:span></text:span><text:span text:style-name="Source_20_Text"><text:span text:style-name="T4"> </text:span></text:span><text:span text:style-name="Source_20_Text"><text:span text:style-name="Emphasis"><text:span text:style-name="T4">prio</text:span></text:span></text:span><text:span text:style-name="Source_20_Text"><text:span text:style-name="T4"> or <text:line-break/></text:span></text:span><text:span text:style-name="Source_20_Text"><text:span text:style-name="Strong_20_Emphasis"><text:span text:style-name="T5">growpriox</text:span></text:span></text:span><text:span text:style-name="Source_20_Text"><text:span text:style-name="T4">/</text:span></text:span><text:span text:style-name="Source_20_Text"><text:span text:style-name="Strong_20_Emphasis"><text:span text:style-name="T5">gpx</text:span></text:span></text:span><text:span text:style-name="Source_20_Text"><text:span text:style-name="T4"> </text:span></text:span><text:span text:style-name="Source_20_Text"><text:span text:style-name="Emphasis"><text:span text:style-name="T4">priox</text:span></text:span></text:span><text:span text:style-name="Source_20_Text"><text:span text:style-name="T4"> or <text:line-break/></text:span></text:span><text:span text:style-name="Source_20_Text"><text:span text:style-name="Strong_20_Emphasis"><text:span text:style-name="T5">growprioy</text:span></text:span></text:span><text:span text:style-name="Source_20_Text"><text:span text:style-name="T4">/</text:span></text:span><text:span text:style-name="Source_20_Text"><text:span text:style-name="Strong_20_Emphasis"><text:span text:style-name="T5">gpy</text:span></text:span></text:span><text:span text:style-name="Source_20_Text"><text:span text:style-name="T4"> </text:span></text:span><text:span text:style-name="Source_20_Text"><text:span text:style-name="Emphasis"><text:span text:style-name="T4">prioy</text:span></text:span></text:span></text:p>
      <text:p text:style-name="P30">Sets the grow priority for the component. When growing, all components with higher priorities will be grown to their maximum size before any component with lower priority are considered. The default grow priority is 100. This constraint can be used to make certain components grow to max before other components even start to grow. </text:p>
      <text:p text:style-name="P35"><text:span text:style-name="T1">Example: </text:span><text:span text:style-name="Source_20_Text"><text:span text:style-name="T1">"growprio 50 50" or "gp 110 90" or "gpx 200" or "prowprioy 200"</text:span></text:span></text:p>
      <text:p text:style-name="P35"><text:span text:style-name="Source_20_Text"><text:span text:style-name="Strong_20_Emphasis"><text:span text:style-name="T5">shrink</text:span></text:span></text:span><text:span text:style-name="Source_20_Text"><text:span text:style-name="T4"> </text:span></text:span><text:span text:style-name="Source_20_Text"><text:span text:style-name="Emphasis"><text:span text:style-name="T4">weightx [weighty] </text:span></text:span></text:span></text:p>
      <text:p text:style-name="P30">Sets how keen/reluctant the component should be to shrink in relation to other components. The weight is purely a relative value to other components' weight. Twice the weight will shrink twice as much when space is scarce. If this constraint is not set the shrink weight defaults to 100, which means that all components by default can shrink to their minimum size, but no less. Shrink weight will only be compared against the weights in the same shrink priority group (other components with the same shrink priority). See below. </text:p>
      <text:p text:style-name="P35"><text:span text:style-name="T1">Example: </text:span><text:span text:style-name="Source_20_Text"><text:span text:style-name="T1">"shrink 50" or "shrink 50 40" </text:span></text:span></text:p>
      <text:p text:style-name="P35"><text:span text:style-name="Source_20_Text"><text:span text:style-name="Strong_20_Emphasis"><text:span text:style-name="T5">shrinkprio</text:span></text:span></text:span><text:span text:style-name="Source_20_Text"><text:span text:style-name="T4">/</text:span></text:span><text:span text:style-name="Source_20_Text"><text:span text:style-name="Strong_20_Emphasis"><text:span text:style-name="T5">shp</text:span></text:span></text:span><text:span text:style-name="Source_20_Text"><text:span text:style-name="T4"> </text:span></text:span><text:span text:style-name="Source_20_Text"><text:span text:style-name="Emphasis"><text:span text:style-name="T4">priox [prioy] </text:span></text:span></text:span><text:span text:style-name="Source_20_Text"><text:span text:style-name="T4">or <text:line-break/></text:span></text:span><text:span text:style-name="Source_20_Text"><text:span text:style-name="Strong_20_Emphasis"><text:span text:style-name="T5">shrinkpriox</text:span></text:span></text:span><text:span text:style-name="Source_20_Text"><text:span text:style-name="T4">/</text:span></text:span><text:span text:style-name="Source_20_Text"><text:span text:style-name="Strong_20_Emphasis"><text:span text:style-name="T5">shpx</text:span></text:span></text:span><text:span text:style-name="Source_20_Text"><text:span text:style-name="T4"> </text:span></text:span><text:span text:style-name="Source_20_Text"><text:span text:style-name="Emphasis"><text:span text:style-name="T4">priox</text:span></text:span></text:span><text:span text:style-name="Source_20_Text"><text:span text:style-name="T4"> or <text:line-break/></text:span></text:span><text:span text:style-name="Source_20_Text"><text:span text:style-name="Strong_20_Emphasis"><text:span text:style-name="T5">shrinkprioy</text:span></text:span></text:span><text:span text:style-name="Source_20_Text"><text:span text:style-name="T4">/</text:span></text:span><text:span text:style-name="Source_20_Text"><text:span text:style-name="Strong_20_Emphasis"><text:span text:style-name="T5">shpy</text:span></text:span></text:span><text:span text:style-name="Source_20_Text"><text:span text:style-name="T4"> </text:span></text:span><text:span text:style-name="Source_20_Text"><text:span text:style-name="Emphasis"><text:span text:style-name="T4">prioy</text:span></text:span></text:span></text:p>
      <text:p text:style-name="P30">Sets the shrink priority for the component. When space is scarce and components needs be be shrunk, all components with higher priorities will be shrunk to their minimum size before any component with lower priority are considered. The default shrink priority is 100. This can be used to make certain components shrink to min before other even start to shrink. </text:p>
      <text:p text:style-name="P35"><text:span text:style-name="T1">Example: </text:span><text:span text:style-name="Source_20_Text"><text:span text:style-name="T1">"shrinkpriority 50 50 " or "shp 200 200 " or "shpx 110"</text:span></text:span></text:p>
      <text:p text:style-name="P35"><text:span text:style-name="Source_20_Text"><text:span text:style-name="T1"/></text:span></text:p>
      <text:p text:style-name="P36"><text:span text:style-name="Source_20_Text"><text:span text:style-name="Strong_20_Emphasis"><text:span text:style-name="T5">sizegroup</text:span></text:span></text:span><text:span text:style-name="Source_20_Text"><text:span text:style-name="T4">/</text:span></text:span><text:span text:style-name="Source_20_Text"><text:span text:style-name="Strong_20_Emphasis"><text:span text:style-name="T5">sg</text:span></text:span></text:span><text:span text:style-name="Source_20_Text"><text:span text:style-name="T4"> [</text:span></text:span><text:span text:style-name="Source_20_Text"><text:span text:style-name="Emphasis"><text:span text:style-name="T4">name</text:span></text:span></text:span><text:span text:style-name="Source_20_Text"><text:span text:style-name="T4">] or <text:line-break/></text:span></text:span><text:span text:style-name="Source_20_Text"><text:span text:style-name="Strong_20_Emphasis"><text:span text:style-name="T5">sizegroupx</text:span></text:span></text:span><text:span text:style-name="Source_20_Text"><text:span text:style-name="T4">/</text:span></text:span><text:span text:style-name="Source_20_Text"><text:span text:style-name="Strong_20_Emphasis"><text:span text:style-name="T5">sgx</text:span></text:span></text:span><text:span text:style-name="Source_20_Text"><text:span text:style-name="T4"> [</text:span></text:span><text:span text:style-name="Source_20_Text"><text:span text:style-name="Emphasis"><text:span text:style-name="T4">name</text:span></text:span></text:span><text:span text:style-name="Source_20_Text"><text:span text:style-name="T4">] or <text:line-break/></text:span></text:span><text:span text:style-name="Source_20_Text"><text:span text:style-name="Strong_20_Emphasis"><text:span text:style-name="T5">sizegroupy</text:span></text:span></text:span><text:span text:style-name="Source_20_Text"><text:span text:style-name="T4">/</text:span></text:span><text:span text:style-name="Source_20_Text"><text:span text:style-name="Strong_20_Emphasis"><text:span text:style-name="T5">sgy</text:span></text:span></text:span><text:span text:style-name="Source_20_Text"><text:span text:style-name="T4"> [</text:span></text:span><text:span text:style-name="Source_20_Text"><text:span text:style-name="Emphasis"><text:span text:style-name="T4">name</text:span></text:span></text:span><text:span text:style-name="Source_20_Text"><text:span text:style-name="T4">]</text:span></text:span></text:p>
      <text:p text:style-name="P35"><text:span text:style-name="T1">Gives the component a size group name. All components that share a size group name will get the same </text:span><text:span text:style-name="Strong_20_Emphasis"><text:span text:style-name="T1">BoundSize</text:span></text:span><text:span text:style-name="T1"> (min/preferred/max). It is used to make sure that all components in the same size group gets the same min/preferred/max size which is that of the largest component in the group. An empty name </text:span><text:span text:style-name="Source_20_Text"><text:span text:style-name="T1">""</text:span></text:span><text:span text:style-name="T1"> can be used.</text:span></text:p>
      <text:p text:style-name="P35"><text:span text:style-name="T1">Example: </text:span><text:span text:style-name="Source_20_Text"><text:span text:style-name="T1">"sg" or "sg group1" or "sizegroup props" or "sgx" or "sizegroupy grp1"</text:span></text:span><text:span text:style-name="T1">.</text:span></text:p>
      <text:p text:style-name="P35"><text:span text:style-name="Source_20_Text"><text:span text:style-name="Strong_20_Emphasis"><text:span text:style-name="T5">eg/endgroup</text:span></text:span></text:span><text:span text:style-name="Source_20_Text"><text:span text:style-name="T4"> [</text:span></text:span><text:span text:style-name="Source_20_Text"><text:span text:style-name="Emphasis"><text:span text:style-name="T4">name</text:span></text:span></text:span><text:span text:style-name="Source_20_Text"><text:span text:style-name="T4">] or <text:line-break/></text:span></text:span><text:span text:style-name="Source_20_Text"><text:span text:style-name="Strong_20_Emphasis"><text:span text:style-name="T5">egx/endgroupx</text:span></text:span></text:span><text:span text:style-name="Source_20_Text"><text:span text:style-name="T4"> [</text:span></text:span><text:span text:style-name="Source_20_Text"><text:span text:style-name="Emphasis"><text:span text:style-name="T4">name</text:span></text:span></text:span><text:span text:style-name="Source_20_Text"><text:span text:style-name="T4">] or <text:line-break/></text:span></text:span><text:span text:style-name="Source_20_Text"><text:span text:style-name="Strong_20_Emphasis"><text:span text:style-name="T5">egy/endgroupy</text:span></text:span></text:span><text:span text:style-name="Source_20_Text"><text:span text:style-name="T4"> [</text:span></text:span><text:span text:style-name="Source_20_Text"><text:span text:style-name="Emphasis"><text:span text:style-name="T4">name</text:span></text:span></text:span><text:span text:style-name="Source_20_Text"><text:span text:style-name="T4">]</text:span></text:span></text:p>
      <text:p text:style-name="P35"><text:span text:style-name="T1">Gives the component an end group name and association. All components that share an end group name will get their right/bottom component side aligned. The right/bottom side will be that of the largest component in the group. If </text:span><text:span text:style-name="Source_20_Text"><text:span text:style-name="T1">"eg"</text:span></text:span><text:span text:style-name="T1"> or </text:span><text:span text:style-name="Source_20_Text"><text:span text:style-name="T1">"endgroup"</text:span></text:span><text:span text:style-name="T1"> is used and thus the dimension is not specified the current flow dimension will be used (see </text:span><text:span text:style-name="Source_20_Text"><text:span text:style-name="T1">"flowx"</text:span></text:span><text:span text:style-name="T1">). So </text:span><text:span text:style-name="Source_20_Text"><text:span text:style-name="T1">"eg"</text:span></text:span><text:span text:style-name="T1"> will be the same as </text:span><text:span text:style-name="Source_20_Text"><text:span text:style-name="T1">"egx"</text:span></text:span><text:span text:style-name="T1"> in the normal case. An empty name </text:span><text:span text:style-name="Source_20_Text"><text:span text:style-name="T1">""</text:span></text:span><text:span text:style-name="T1"> can be used.</text:span></text:p>
      <text:p text:style-name="P35"><text:span text:style-name="T1">Example: </text:span><text:span text:style-name="Source_20_Text"><text:span text:style-name="T1">"eg" or "eg group1" or "endgroup props" or "egx" or "endgroupy grp1"</text:span></text:span><text:span text:style-name="T1">.</text:span></text:p>
      <text:p text:style-name="P35"><text:span text:style-name="Source_20_Text"><text:span text:style-name="Strong_20_Emphasis"><text:span text:style-name="T5">gap</text:span></text:span></text:span><text:span text:style-name="Source_20_Text"><text:span text:style-name="T4"> </text:span></text:span><text:span text:style-name="Source_20_Text"><text:span text:style-name="Emphasis"><text:span text:style-name="T4">left</text:span></text:span></text:span><text:span text:style-name="Source_20_Text"><text:span text:style-name="T4"> [</text:span></text:span><text:span text:style-name="Source_20_Text"><text:span text:style-name="Emphasis"><text:span text:style-name="T4">right</text:span></text:span></text:span><text:span text:style-name="Source_20_Text"><text:span text:style-name="T4">] [</text:span></text:span><text:span text:style-name="Source_20_Text"><text:span text:style-name="Emphasis"><text:span text:style-name="T4">top</text:span></text:span></text:span><text:span text:style-name="Source_20_Text"><text:span text:style-name="T4">] [</text:span></text:span><text:span text:style-name="Source_20_Text"><text:span text:style-name="Emphasis"><text:span text:style-name="T4">bottom</text:span></text:span></text:span><text:span text:style-name="Source_20_Text"><text:span text:style-name="T4">] or <text:line-break/></text:span></text:span><text:span text:style-name="Source_20_Text"><text:span text:style-name="Strong_20_Emphasis"><text:span text:style-name="T5">gaptop</text:span></text:span></text:span><text:span text:style-name="Source_20_Text"><text:span text:style-name="T4"> </text:span></text:span><text:span text:style-name="Source_20_Text"><text:span text:style-name="Emphasis"><text:span text:style-name="T4">gap</text:span></text:span></text:span><text:span text:style-name="Source_20_Text"><text:span text:style-name="T4"> or <text:line-break/></text:span></text:span><text:span text:style-name="Source_20_Text"><text:span text:style-name="Strong_20_Emphasis"><text:span text:style-name="T5">gapleft</text:span></text:span></text:span><text:span text:style-name="Source_20_Text"><text:span text:style-name="T4"> </text:span></text:span><text:span text:style-name="Source_20_Text"><text:span text:style-name="Emphasis"><text:span text:style-name="T4">gap</text:span></text:span></text:span><text:span text:style-name="Source_20_Text"><text:span text:style-name="T4"> or <text:line-break/></text:span></text:span><text:span text:style-name="Source_20_Text"><text:span text:style-name="Strong_20_Emphasis"><text:span text:style-name="T5">gapbottom</text:span></text:span></text:span><text:span text:style-name="Source_20_Text"><text:span text:style-name="T4"> </text:span></text:span><text:span text:style-name="Source_20_Text"><text:span text:style-name="Emphasis"><text:span text:style-name="T4">gap</text:span></text:span></text:span><text:span text:style-name="Source_20_Text"><text:span text:style-name="T4"> or <text:line-break/></text:span></text:span><text:span text:style-name="Source_20_Text"><text:span text:style-name="Strong_20_Emphasis"><text:span text:style-name="T5">gapright</text:span></text:span></text:span><text:span text:style-name="Source_20_Text"><text:span text:style-name="T4"> </text:span></text:span><text:span text:style-name="Source_20_Text"><text:span text:style-name="Emphasis"><text:span text:style-name="T4">gap</text:span></text:span></text:span><text:span text:style-name="Source_20_Text"><text:span text:style-name="T4"> or <text:line-break/></text:span></text:span><text:span text:style-name="Source_20_Text"><text:span text:style-name="Strong_20_Emphasis"><text:span text:style-name="T5">gapbefore</text:span></text:span></text:span><text:span text:style-name="Source_20_Text"><text:span text:style-name="T4"> </text:span></text:span><text:span text:style-name="Source_20_Text"><text:span text:style-name="Emphasis"><text:span text:style-name="T4">gap</text:span></text:span></text:span><text:span text:style-name="Source_20_Text"><text:span text:style-name="T4"> or <text:line-break/></text:span></text:span><text:span text:style-name="Source_20_Text"><text:span text:style-name="Strong_20_Emphasis"><text:span text:style-name="T5">gapafter</text:span></text:span></text:span><text:span text:style-name="Source_20_Text"><text:span text:style-name="T4"> </text:span></text:span><text:span text:style-name="Source_20_Text"><text:span text:style-name="Emphasis"><text:span text:style-name="T4">gap</text:span></text:span></text:span><text:span text:style-name="T4"> </text:span></text:p>
      <text:p text:style-name="P35"><text:span text:style-name="T1">Specifies the gap between the components in the cell or to the cell edge depending on what is around this component. If a gap size is missing it is interpreted as </text:span><text:span text:style-name="Source_20_Text"><text:span text:style-name="T1">0px</text:span></text:span><text:span text:style-name="T1">. The gaps are specified as a </text:span><text:span text:style-name="Strong_20_Emphasis"><text:span text:style-name="T1">BoundSize</text:span></text:span><text:span text:style-name="T1">. See above.</text:span></text:p>
      <text:p text:style-name="P35"><text:span text:style-name="T1">Example: </text:span><text:span text:style-name="Source_20_Text"><text:span text:style-name="T1">"gap 5px 10px 5px 7px" or "gap unrel rel" or "gapx 5dlu" or "gapx 10:20:50:push" or "gapy 0:rel:null" or "gap 10! 10!" or "gapafter push"</text:span></text:span><text:span text:style-name="T1">.</text:span></text:p>
      <text:p text:style-name="P35"><text:span text:style-name="Source_20_Text"><text:span text:style-name="Strong_20_Emphasis"><text:span text:style-name="T5">gapx</text:span></text:span></text:span><text:span text:style-name="Source_20_Text"><text:span text:style-name="T4"> </text:span></text:span><text:span text:style-name="Source_20_Text"><text:span text:style-name="Emphasis"><text:span text:style-name="T4">left</text:span></text:span></text:span><text:span text:style-name="Source_20_Text"><text:span text:style-name="T4"> [</text:span></text:span><text:span text:style-name="Source_20_Text"><text:span text:style-name="Emphasis"><text:span text:style-name="T4">right</text:span></text:span></text:span><text:span text:style-name="Source_20_Text"><text:span text:style-name="T4">]</text:span></text:span><text:span text:style-name="T4"> </text:span><text:span text:style-name="Source_20_Text"><text:span text:style-name="T4">or</text:span></text:span><text:span text:style-name="T4"> <text:line-break/></text:span><text:span text:style-name="Source_20_Text"><text:span text:style-name="Strong_20_Emphasis"><text:span text:style-name="T5">gapy</text:span></text:span></text:span><text:span text:style-name="Source_20_Text"><text:span text:style-name="Emphasis"><text:span text:style-name="T4"> top </text:span></text:span></text:span><text:span text:style-name="Source_20_Text"><text:span text:style-name="T4">[</text:span></text:span><text:span text:style-name="Source_20_Text"><text:span text:style-name="Emphasis"><text:span text:style-name="T4">bottom</text:span></text:span></text:span><text:span text:style-name="Source_20_Text"><text:span text:style-name="T4">]</text:span></text:span></text:p>
      <text:p text:style-name="P35"><text:span text:style-name="T1">Specifies the horizontal or vertical gap between the components in the cell or to the cell edge depending on what is around this component. If a gap size is missing it is interpreted as </text:span><text:span text:style-name="Source_20_Text"><text:span text:style-name="T1">0px</text:span></text:span><text:span text:style-name="T1">. The gaps are specified as a </text:span><text:span text:style-name="Strong_20_Emphasis"><text:span text:style-name="T1">BoundSize</text:span></text:span><text:span text:style-name="T1">. See above. </text:span></text:p>
      <text:p text:style-name="P35"><text:span text:style-name="T1">Example: </text:span><text:span text:style-name="Source_20_Text"><text:span text:style-name="T1">"gapx 5px 10px" or "gapy unrel rel"</text:span></text:span></text:p>
      <text:p text:style-name="P35"><text:span text:style-name="Source_20_Text"><text:span text:style-name="T1"/></text:span></text:p>
      <text:p text:style-name="P36"><text:span text:style-name="Source_20_Text"><text:span text:style-name="Strong_20_Emphasis"><text:span text:style-name="T5">id</text:span></text:span></text:span><text:span text:style-name="Source_20_Text"><text:span text:style-name="T4"> [</text:span></text:span><text:span text:style-name="Source_20_Text"><text:span text:style-name="Emphasis"><text:span text:style-name="T4">groupid</text:span></text:span></text:span><text:span text:style-name="Source_20_Text"><text:span text:style-name="T4">.]</text:span></text:span><text:span text:style-name="Source_20_Text"><text:span text:style-name="Emphasis"><text:span text:style-name="T4"> id</text:span></text:span></text:span></text:p>
      <text:p text:style-name="P35"><text:span text:style-name="T1">Sets the id (or name) for the component. If the </text:span><text:span text:style-name="Source_20_Text"><text:span text:style-name="T1">id</text:span></text:span><text:span text:style-name="T1"> is not specified the </text:span><text:span text:style-name="Source_20_Text"><text:span text:style-name="T1">ComponentWrapper.getLinkId()</text:span></text:span><text:span text:style-name="T1"> value is used. This value will give the component a way to be referenced from other components. Two or more components may share the </text:span><text:span text:style-name="Source_20_Text"><text:span text:style-name="T1">group id</text:span></text:span><text:span text:style-name="T1"> but the </text:span><text:span text:style-name="Source_20_Text"><text:span text:style-name="T1">id</text:span></text:span><text:span text:style-name="T1"> should be unique within a layout. The value will be converted to lower case and are thus </text:span><text:span text:style-name="Strong_20_Emphasis"><text:span text:style-name="T1">not</text:span></text:span><text:span text:style-name="T1"> case sensitive. There must not be a dot first or last in the value string. </text:span></text:p>
      <text:p text:style-name="P35"><text:span text:style-name="T1">Example: </text:span><text:span text:style-name="Source_20_Text"><text:span text:style-name="T1">"id button1" or "id grp1.b1"</text:span></text:span><text:span text:style-name="T1"> </text:span></text:p>
      <text:p text:style-name="P35"><text:span text:style-name="Source_20_Text"><text:span text:style-name="Strong_20_Emphasis"><text:span text:style-name="T5">pos</text:span></text:span></text:span><text:span text:style-name="Source_20_Text"><text:span text:style-name="T4"> </text:span></text:span><text:span text:style-name="Source_20_Text"><text:span text:style-name="Emphasis"><text:span text:style-name="T4">x</text:span></text:span></text:span><text:span text:style-name="Source_20_Text"><text:span text:style-name="T4"> </text:span></text:span><text:span text:style-name="Source_20_Text"><text:span text:style-name="Emphasis"><text:span text:style-name="T4">y</text:span></text:span></text:span><text:span text:style-name="Source_20_Text"><text:span text:style-name="T4"> [</text:span></text:span><text:span text:style-name="Source_20_Text"><text:span text:style-name="Emphasis"><text:span text:style-name="T4">x2</text:span></text:span></text:span><text:span text:style-name="Source_20_Text"><text:span text:style-name="T4">] [</text:span></text:span><text:span text:style-name="Source_20_Text"><text:span text:style-name="Emphasis"><text:span text:style-name="T4">y2</text:span></text:span></text:span><text:span text:style-name="Source_20_Text"><text:span text:style-name="T4">]</text:span></text:span></text:p>
      <text:p text:style-name="P35"><text:span text:style-name="T1">Positions the component with absolute coordinates relative to the container. If this keyword is used the component will </text:span><text:span text:style-name="Strong_20_Emphasis"><text:span text:style-name="T1">not</text:span></text:span><text:span text:style-name="T1"> be put in a grid cell and will thus not affect the flow in the grid. One of either</text:span><text:span text:style-name="Source_20_Text"><text:span text:style-name="T1">x</text:span></text:span><text:span text:style-name="T1">/</text:span><text:span text:style-name="Source_20_Text"><text:span text:style-name="T1">x2</text:span></text:span><text:span text:style-name="T1"> and one of</text:span><text:span text:style-name="Source_20_Text"><text:span text:style-name="T1">y</text:span></text:span><text:span text:style-name="T1">/</text:span><text:span text:style-name="Source_20_Text"><text:span text:style-name="T1">y2</text:span></text:span><text:span text:style-name="T1"> must not be </text:span><text:span text:style-name="Source_20_Text"><text:span text:style-name="T1">null</text:span></text:span><text:span text:style-name="T1">. The coordinate that is set to </text:span><text:span text:style-name="Source_20_Text"><text:span text:style-name="T1">null</text:span></text:span><text:span text:style-name="T1"> will be placed so that the component get its preferred size in that dimension. Non-specified values will be set to </text:span><text:span text:style-name="Source_20_Text"><text:span text:style-name="T1">null</text:span></text:span><text:span text:style-name="T1">, so for instance </text:span><text:span text:style-name="Source_20_Text"><text:span text:style-name="T1">"abs 50% 50%"</text:span></text:span><text:span text:style-name="T1"> is the same as </text:span><text:span text:style-name="Source_20_Text"><text:span text:style-name="T1">"abs 50% 50% null null"</text:span></text:span><text:span text:style-name="T1">. If the position and size can be determined without references to the parent containers size it will affect the preferred size of the container.</text:span></text:p>
      <text:p text:style-name="P35"><text:span text:style-name="T1">Example: </text:span><text:span text:style-name="Source_20_Text"><text:span text:style-name="T1">"pos 50% 50% n n" or "pos 0.5al 0.5al" or "pos 100px 200px" or "position n n 200 200"</text:span></text:span><text:span text:style-name="T1">.</text:span></text:p>
      <text:p text:style-name="Text_20_body"><text:span text:style-name="T1">Absolute positions can also links to other components' bounds using their </text:span><text:span text:style-name="Source_20_Text"><text:span text:style-name="T1">id</text:span></text:span><text:span text:style-name="T1">s or </text:span><text:span text:style-name="Source_20_Text"><text:span text:style-name="T1">groupId</text:span></text:span><text:span text:style-name="T1">s. It can even use expressions around these links. E.g. </text:span><text:span text:style-name="Source_20_Text"><text:span text:style-name="T1">"pos (butt.x+indent) butt1.y2"</text:span></text:span><text:span text:style-name="T1"> will position the component directly under the component with id "butt1", indented slightly to the right. There are two special bounds that are always set. </text:span><text:span text:style-name="Source_20_Text"><text:span text:style-name="T1">"container"</text:span></text:span><text:span text:style-name="T1"> are set to the bounds if the container and </text:span><text:span text:style-name="Source_20_Text"><text:span text:style-name="T1">"visual"</text:span></text:span><text:span text:style-name="T1"> are set to the bounds of the container minus the specified insets. The coordinates that can be used for these links are:</text:span></text:p>
      <text:list text:style-name="L8">
        <text:list-item>
          <text:p text:style-name="P22"><text:span text:style-name="Strong_20_Emphasis"><text:span text:style-name="T1">.x</text:span></text:span><text:span text:style-name="T1"> or </text:span><text:span text:style-name="Strong_20_Emphasis"><text:span text:style-name="T1">.y</text:span></text:span><text:span text:style-name="T1"> - The top left coordinate of the referenced component's bounds </text:span></text:p>
        </text:list-item>
        <text:list-item>
          <text:p text:style-name="P22"><text:span text:style-name="Strong_20_Emphasis"><text:span text:style-name="T1">.x2</text:span></text:span><text:span text:style-name="T1"> or .</text:span><text:span text:style-name="Strong_20_Emphasis"><text:span text:style-name="T1">y2</text:span></text:span><text:span text:style-name="T1"> - The lower right coordinate of the referenced component's bounds </text:span></text:p>
        </text:list-item>
        <text:list-item>
          <text:p text:style-name="P22"><text:span text:style-name="Strong_20_Emphasis"><text:span text:style-name="T1">.w</text:span></text:span><text:span text:style-name="T1"> or </text:span><text:span text:style-name="Strong_20_Emphasis"><text:span text:style-name="T1">.h</text:span></text:span><text:span text:style-name="T1"> - The current width and height of the referenced component. </text:span></text:p>
        </text:list-item>
        <text:list-item>
          <text:p text:style-name="P21"><text:span text:style-name="Strong_20_Emphasis"><text:span text:style-name="T1">.xpos</text:span></text:span><text:span text:style-name="T1"> or </text:span><text:span text:style-name="Strong_20_Emphasis"><text:span text:style-name="T1">.ypos</text:span></text:span><text:span text:style-name="T1"> - The top left coordinate of the referenced component </text:span><text:span text:style-name="Strong_20_Emphasis"><text:span text:style-name="T1">in screen coordinates</text:span></text:span><text:span text:style-name="T1">. </text:span></text:p>
        </text:list-item>
      </text:list>
      <text:p text:style-name="Text_20_body"><text:span text:style-name="T1">Example: </text:span><text:span text:style-name="Source_20_Text"><text:span text:style-name="T1">"pos (b1.x+b1.w/2) (b1.y2+rel)" or "pos (visual.x2 - pref) 200" or "pos n b1.y b1.x-rel b1.y2" "pos 100 100 200 200"</text:span></text:span><text:span text:style-name="T1">.</text:span></text:p>
      <text:p text:style-name="Text_20_body"><text:span text:style-name="T1"/></text:p>
      <text:p text:style-name="P36"><text:span text:style-name="Source_20_Text"><text:span text:style-name="Strong_20_Emphasis"><text:span text:style-name="T5">x</text:span></text:span></text:span><text:span text:style-name="Source_20_Text"><text:span text:style-name="T4"> </text:span></text:span><text:span text:style-name="Source_20_Text"><text:span text:style-name="Emphasis"><text:span text:style-name="T4">x</text:span></text:span></text:span><text:span text:style-name="T4"> </text:span><text:span text:style-name="Source_20_Text"><text:span text:style-name="T4">or </text:span></text:span><text:span text:style-name="T4"><text:line-break/></text:span><text:span text:style-name="Source_20_Text"><text:span text:style-name="Strong_20_Emphasis"><text:span text:style-name="T5">x2</text:span></text:span></text:span><text:span text:style-name="Source_20_Text"><text:span text:style-name="T4"> </text:span></text:span><text:span text:style-name="Source_20_Text"><text:span text:style-name="Emphasis"><text:span text:style-name="T4">x2</text:span></text:span></text:span><text:span text:style-name="T4"> </text:span><text:span text:style-name="Source_20_Text"><text:span text:style-name="T4">or</text:span></text:span><text:span text:style-name="T4"> <text:line-break/></text:span><text:span text:style-name="Source_20_Text"><text:span text:style-name="Strong_20_Emphasis"><text:span text:style-name="T5">y</text:span></text:span></text:span><text:span text:style-name="Source_20_Text"><text:span text:style-name="T4"> </text:span></text:span><text:span text:style-name="Source_20_Text"><text:span text:style-name="Emphasis"><text:span text:style-name="T4">y</text:span></text:span></text:span><text:span text:style-name="T4"> </text:span><text:span text:style-name="Source_20_Text"><text:span text:style-name="T4">or </text:span></text:span><text:span text:style-name="T4"><text:line-break/></text:span><text:span text:style-name="Source_20_Text"><text:span text:style-name="Strong_20_Emphasis"><text:span text:style-name="T5">y2</text:span></text:span></text:span><text:span text:style-name="Source_20_Text"><text:span text:style-name="T4"> </text:span></text:span><text:span text:style-name="Source_20_Text"><text:span text:style-name="Emphasis"><text:span text:style-name="T4">y2</text:span></text:span></text:span></text:p>
      <text:p text:style-name="P30">Used to position the start (x or y), end (x2 or y2) or both edges of a component in absolute coordinates. This is used for when a component is in a grid or dock and it for instance needs to be adjusted to align with something else or in some other way be positioned absolutely. The cell that the component is positioned in will not change size, neither will the grid. The x, y, x2 and y2 keywords are applied in the last stage and will therefore not affect other components in the grid or dock, unless they are explicitly linked to the bounds of the component. If the position and size can be determined without references to the parent containers size it will affect the preferred size of the container. </text:p>
      <text:p text:style-name="P35"><text:span text:style-name="T1">Example: </text:span><text:span text:style-name="Source_20_Text"><text:span text:style-name="T1">"x button1.x" or "x2 (visual.x2-50)" or "x 100, y 300"</text:span></text:span><text:span text:style-name="T1">.</text:span></text:p>
      <text:p text:style-name="P37"><text:span text:style-name="Source_20_Text"><text:span text:style-name="Strong_20_Emphasis"><text:span text:style-name="T5">dock</text:span></text:span></text:span><text:span text:style-name="Source_20_Text"><text:span text:style-name="T4"> ("</text:span></text:span><text:span text:style-name="Source_20_Text"><text:span text:style-name="Emphasis"><text:span text:style-name="T4">north</text:span></text:span></text:span><text:span text:style-name="Source_20_Text"><text:span text:style-name="T4">" or "</text:span></text:span><text:span text:style-name="Source_20_Text"><text:span text:style-name="Emphasis"><text:span text:style-name="T4">west</text:span></text:span></text:span><text:span text:style-name="Source_20_Text"><text:span text:style-name="T4">" or "</text:span></text:span><text:span text:style-name="Source_20_Text"><text:span text:style-name="Emphasis"><text:span text:style-name="T4">south</text:span></text:span></text:span><text:span text:style-name="Source_20_Text"><text:span text:style-name="T4">" or "</text:span></text:span><text:span text:style-name="Source_20_Text"><text:span text:style-name="Emphasis"><text:span text:style-name="T4">east</text:span></text:span></text:span><text:span text:style-name="Source_20_Text"><text:span text:style-name="T4">" or "</text:span></text:span><text:span text:style-name="Source_20_Text"><text:span text:style-name="Emphasis"><text:span text:style-name="T4">center</text:span></text:span></text:span><text:span text:style-name="Source_20_Text"><text:span text:style-name="T4">"</text:span></text:span><text:span text:style-name="T4">) or </text:span><text:span text:style-name="Source_20_Text"><text:span text:style-name="Strong_20_Emphasis"><text:span text:style-name="T5">north</text:span></text:span></text:span><text:span text:style-name="Source_20_Text"><text:span text:style-name="T4">/</text:span></text:span><text:span text:style-name="Source_20_Text"><text:span text:style-name="Strong_20_Emphasis"><text:span text:style-name="T5">west</text:span></text:span></text:span><text:span text:style-name="Source_20_Text"><text:span text:style-name="T4">/</text:span></text:span><text:span text:style-name="Source_20_Text"><text:span text:style-name="Strong_20_Emphasis"><text:span text:style-name="T5">south</text:span></text:span></text:span><text:span text:style-name="Source_20_Text"><text:span text:style-name="T4">/</text:span></text:span><text:span text:style-name="Source_20_Text"><text:span text:style-name="Strong_20_Emphasis"><text:span text:style-name="T5">east</text:span></text:span></text:span><text:span text:style-name="T4"> </text:span></text:p>
      <text:p text:style-name="P37"><text:span text:style-name="T1">Used for docking the component at an edge, or the center, of the container. Works much like </text:span><text:span text:style-name="Source_20_Text"><text:span text:style-name="T1">BorderLayout</text:span></text:span><text:span text:style-name="T1"> except that there can be an arbitrary number of docking components. They get the docked space in the order they are added to the container and "cuts that piece of". The </text:span><text:span text:style-name="Source_20_Text"><text:span text:style-name="T1">"dock"</text:span></text:span><text:span text:style-name="T1"> keyword can be omitted for all but </text:span><text:span text:style-name="Source_20_Text"><text:span text:style-name="T1">"</text:span></text:span><text:span text:style-name="Source_20_Text"><text:span text:style-name="Emphasis"><text:span text:style-name="T1">center</text:span></text:span></text:span><text:span text:style-name="Source_20_Text"><text:span text:style-name="T1">"</text:span></text:span><text:span text:style-name="T1"> and is only there to use for clarity. The component will be put in special surrounding cells that spans the rest of the rows which means that the docking constraint can be combined with many other constraints such as </text:span><text:span text:style-name="Source_20_Text"><text:span text:style-name="T1">padding</text:span></text:span><text:span text:style-name="T1">, </text:span><text:span text:style-name="Source_20_Text"><text:span text:style-name="T1">width</text:span></text:span><text:span text:style-name="T1">, </text:span><text:span text:style-name="Source_20_Text"><text:span text:style-name="T1">height</text:span></text:span><text:span text:style-name="T1"> and </text:span><text:span text:style-name="Source_20_Text"><text:span text:style-name="T1">gap</text:span></text:span><text:span text:style-name="T1">.</text:span></text:p>
      <text:p text:style-name="P37"><text:span text:style-name="T1">Example: </text:span><text:span text:style-name="Source_20_Text"><text:span text:style-name="T1">"dock north" or "north" or "west, gap 5"</text:span></text:span><text:span text:style-name="T1">.</text:span></text:p>
      <text:p text:style-name="P37"><text:span text:style-name="Source_20_Text"><text:span text:style-name="Strong_20_Emphasis"><text:span text:style-name="T5">pad</text:span></text:span></text:span><text:span text:style-name="Source_20_Text"><text:span text:style-name="T4"> </text:span></text:span><text:span text:style-name="Source_20_Text"><text:span text:style-name="Emphasis"><text:span text:style-name="T4">top [left] [bottom] [right</text:span></text:span></text:span><text:span text:style-name="Emphasis"><text:span text:style-name="Source_20_Text"><text:span text:style-name="T4">]</text:span></text:span></text:span></text:p>
      <text:p text:style-name="P37"><text:span text:style-name="T1">Sets the padding for the component in absolute pixels. This is an absolute adjustment of the bounds if the component and is done at the last stage in the layout process. This means it will not affect gaps or cell size or move other components. It can be used to compensate for something that for some reason is hard to do with the other constraints. For instance </text:span><text:span text:style-name="Source_20_Text"><text:span text:style-name="T1">"ins -5 -5 5 5"</text:span></text:span><text:span text:style-name="T1"> will enlarge the component five pixels in all directions making it 10 pixels taller and wider. If values are omitted they will be set to 0. </text:span></text:p>
      <text:p text:style-name="P37"><text:span text:style-name="Strong_20_Emphasis"><text:span text:style-name="T1">Note!</text:span></text:span><text:span text:style-name="T1"> Padding multi-line components derived from </text:span><text:span text:style-name="Source_20_Text"><text:span text:style-name="T1">JTextComponent</text:span></text:span><text:span text:style-name="T1"> (such as </text:span><text:span text:style-name="Source_20_Text"><text:span text:style-name="T1">JTextArea</text:span></text:span><text:span text:style-name="T1">) without setting a explicit minimum size may result in an continuous size escalation (animated!). This is not a bug in the layout manager but a "feature" derived from how these components calculates their minimum size. If the size is padded so that it increases by one pixel, the text component will automatically issue a revalidation and the layout cycle will restart, now with a the newly increased size as the new </text:span><text:span text:style-name="Strong_20_Emphasis"><text:span text:style-name="T1">minimum</text:span></text:span><text:span text:style-name="T1"> size. This will continue until the maximum size is reached. This only happens for components that have "line wrap" set to </text:span><text:span text:style-name="Source_20_Text"><text:span text:style-name="T1">true</text:span></text:span><text:span text:style-name="T1">.</text:span></text:p>
      <text:p text:style-name="P37"><text:span text:style-name="T1">Example: </text:span><text:span text:style-name="Source_20_Text"><text:span text:style-name="T1">"padding 10 10" or "pad 5 5 -5 -5" or "pad 0 0 1 1"</text:span></text:span><text:span text:style-name="T1">.</text:span></text:p>
      <text:p text:style-name="P37"><text:span text:style-name="T1"/></text:p>
      <text:p text:style-name="P38"><text:span text:style-name="Source_20_Text"><text:span text:style-name="Strong_20_Emphasis"><text:span text:style-name="T5">al/align</text:span></text:span></text:span><text:span text:style-name="Source_20_Text"><text:span text:style-name="T4"> </text:span></text:span><text:span text:style-name="Source_20_Text"><text:span text:style-name="Emphasis"><text:span text:style-name="T4">alignx</text:span></text:span></text:span><text:span text:style-name="Source_20_Text"><text:span text:style-name="T4"> [</text:span></text:span><text:span text:style-name="Source_20_Text"><text:span text:style-name="Emphasis"><text:span text:style-name="T4">aligny</text:span></text:span></text:span><text:span text:style-name="Source_20_Text"><text:span text:style-name="T4">] or <text:line-break/></text:span></text:span><text:span text:style-name="Source_20_Text"><text:span text:style-name="Strong_20_Emphasis"><text:span text:style-name="T5">aligny</text:span></text:span></text:span><text:span text:style-name="Source_20_Text"><text:span text:style-name="T4">/</text:span></text:span><text:span text:style-name="Source_20_Text"><text:span text:style-name="Strong_20_Emphasis"><text:span text:style-name="T5">ay</text:span></text:span></text:span><text:span text:style-name="Source_20_Text"><text:span text:style-name="T4"> </text:span></text:span><text:span text:style-name="Source_20_Text"><text:span text:style-name="Emphasis"><text:span text:style-name="T4">aligny</text:span></text:span></text:span><text:span text:style-name="Source_20_Text"><text:span text:style-name="T4"> or <text:line-break/></text:span></text:span><text:span text:style-name="Source_20_Text"><text:span text:style-name="Strong_20_Emphasis"><text:span text:style-name="T5">aligny</text:span></text:span></text:span><text:span text:style-name="Source_20_Text"><text:span text:style-name="T4">/</text:span></text:span><text:span text:style-name="Source_20_Text"><text:span text:style-name="Strong_20_Emphasis"><text:span text:style-name="T5">ax</text:span></text:span></text:span><text:span text:style-name="Source_20_Text"><text:span text:style-name="T4"> </text:span></text:span><text:span text:style-name="Source_20_Text"><text:span text:style-name="Emphasis"><text:span text:style-name="T4">alignx</text:span></text:span></text:span></text:p>
      <text:p text:style-name="P37"><text:span text:style-name="T1">Specifies the alignment for the component if the cell is larger than the component plus its gaps. The alignment can be specified as a </text:span><text:span text:style-name="Strong_20_Emphasis"><text:span text:style-name="T1">UnitValue</text:span></text:span><text:span text:style-name="T1"> or </text:span><text:span text:style-name="Strong_20_Emphasis"><text:span text:style-name="T1">AlignKeyword</text:span></text:span><text:span text:style-name="T1">. See above. If </text:span><text:span text:style-name="Strong_20_Emphasis"><text:span text:style-name="T1">AlignKeyword</text:span></text:span><text:span text:style-name="T1"> is used the </text:span><text:span text:style-name="Source_20_Text"><text:span text:style-name="T1">"align"</text:span></text:span><text:span text:style-name="T1"> keyword can be omitted. In a cell where there is more than one component, the first component can set the alignment for all the components. It is not possible to for instance set the first component to be left aligned and the second to be right aligned and thus get a gap between them. That effect can better be accomplished by setting a gap between the components that have a minimum size and a large preferred size.</text:span></text:p>
      <text:p text:style-name="P37"><text:span text:style-name="T1">Example: </text:span><text:span text:style-name="Source_20_Text"><text:span text:style-name="T1">"align 50% 50%" or "aligny top" or "alignx leading" or "align 100px" or "top, left" or "aligny baseline"</text:span></text:span><text:span text:style-name="T1">.</text:span></text:p>
      <text:p text:style-name="P37"><text:span text:style-name="Source_20_Text"><text:span text:style-name="Strong_20_Emphasis"><text:span text:style-name="T7">e</text:span></text:span></text:span><text:span text:style-name="Source_20_Text"><text:span text:style-name="Strong_20_Emphasis"><text:span text:style-name="T5">xternal</text:span></text:span></text:span></text:p>
      <text:p text:style-name="P37"><text:span text:style-name="T1">Inhibits MigLayout to change the bounds for the component. The bounds should be handled/set from code outside this layout manager by calling the </text:span><text:span text:style-name="Source_20_Text"><text:span text:style-name="T1">setBounds(..)</text:span></text:span><text:span text:style-name="T1"> (or equivalent depending on the GUI toolkit used) directly on the component. This component's bounds can still be linked to by other components if it has an </text:span><text:span text:style-name="Source_20_Text"><text:span text:style-name="T1">"id"</text:span></text:span><text:span text:style-name="T1"> tag, or a link id is provided by the </text:span><text:span text:style-name="Source_20_Text"><text:span text:style-name="T1">ComponentWrapper</text:span></text:span><text:span text:style-name="T1">. This is a very simple and powerful way to extend the usages for MigLayout and reduce the number of times a custom layout manager has to be written. Normal application code can be used to set the bounds, something that can't be done with any other layout managers. </text:span></text:p>
      <text:p text:style-name="P37"><text:span text:style-name="T1">Example: </text:span><text:span text:style-name="Source_20_Text"><text:span text:style-name="T1">"external"</text:span></text:span><text:span text:style-name="T1"> or </text:span><text:span text:style-name="Source_20_Text"><text:span text:style-name="T1">"external, id mybutt"</text:span></text:span><text:span text:style-name="T1">.</text:span></text:p>
      <text:p text:style-name="P37"><text:span text:style-name="Source_20_Text"><text:span text:style-name="Strong_20_Emphasis"><text:span text:style-name="T7">h</text:span></text:span></text:span><text:span text:style-name="Source_20_Text"><text:span text:style-name="Strong_20_Emphasis"><text:span text:style-name="T5">idemode</text:span></text:span></text:span></text:p>
      <text:p text:style-name="P37"><text:span text:style-name="T1">Sets the hide mode for the component. If the hide mode has been specified in the This hide mode can be overridden by the component constraint. The hide mode specified how the layout manager should handle a component that isn't visible. The modes are:<text:line-break/></text:span><text:span text:style-name="Source_20_Text"><text:span text:style-name="T1">0</text:span></text:span><text:span text:style-name="T1"> - Default. Means that invisible components will be handled exactly as if they were visible.</text:span></text:p>
      <text:p text:style-name="P37"><text:span text:style-name="Source_20_Text"><text:span text:style-name="T1">1</text:span></text:span><text:span text:style-name="T1"> - The size of the component (if invisible) will be set to </text:span><text:span text:style-name="Source_20_Text"><text:span text:style-name="T1">0, 0</text:span></text:span><text:span text:style-name="T1">.</text:span></text:p>
      <text:p text:style-name="P37"><text:span text:style-name="Source_20_Text"><text:span text:style-name="T1">2</text:span></text:span><text:span text:style-name="T1"> - The size of the component (if invisible) will be set to </text:span><text:span text:style-name="Source_20_Text"><text:span text:style-name="T1">0, 0</text:span></text:span><text:span text:style-name="T1"> and the gaps will also be set to </text:span><text:span text:style-name="Source_20_Text"><text:span text:style-name="T1">0</text:span></text:span><text:span text:style-name="T1"> around it.</text:span></text:p>
      <text:p text:style-name="P37"><text:span text:style-name="Source_20_Text"><text:span text:style-name="T1">3</text:span></text:span><text:span text:style-name="T1"> - Invisible components will not participate in the layout at all and it will for instance not take up a grid cell. </text:span></text:p>
      <text:p text:style-name="P37"><text:span text:style-name="T1">Example: </text:span><text:span text:style-name="Source_20_Text"><text:span text:style-name="T1">"hidemode 1"</text:span></text:span></text:p>
      <text:p text:style-name="P37"><text:span text:style-name="Source_20_Text"><text:span text:style-name="T1"/></text:span></text:p>
      <text:p text:style-name="P38"><text:span text:style-name="Source_20_Text"><text:span text:style-name="Strong_20_Emphasis"><text:span text:style-name="T5">tag</text:span></text:span></text:span><text:span text:style-name="Source_20_Text"><text:span text:style-name="T4"> [</text:span></text:span><text:span text:style-name="Source_20_Text"><text:span text:style-name="Emphasis"><text:span text:style-name="T4">name</text:span></text:span></text:span><text:span text:style-name="Source_20_Text"><text:span text:style-name="T4">]</text:span></text:span></text:p>
      <text:p text:style-name="P37"><text:span text:style-name="T1">Tags the component with metadata name that can be used by the layout engine. The tag can be used to explain for the layout manager what the components is showing, such as an </text:span><text:span text:style-name="Strong_20_Emphasis"><text:span text:style-name="T1">OK</text:span></text:span><text:span text:style-name="T1"> or </text:span><text:span text:style-name="Strong_20_Emphasis"><text:span text:style-name="T1">Cancel</text:span></text:span><text:span text:style-name="T1"> button. Unknown tags will be disregarded without error or any indication.<text:line-break/>Currently the recognized tags are used for button reordering on a per platform basis. See the JavaDoc for </text:span><text:span text:style-name="Source_20_Text"><text:span text:style-name="T1">PlatformConverter.getButtonBarOrder(int type)</text:span></text:span><text:span text:style-name="T1"> for a longer explanation. </text:span></text:p>
      <text:p text:style-name="P31">The supported tags are: </text:p>
      <text:list text:style-name="L9">
        <text:list-item>
          <text:p text:style-name="P24"><text:span text:style-name="Strong_20_Emphasis"><text:span text:style-name="T1">ok</text:span></text:span><text:span text:style-name="T1"> - An OK button. </text:span></text:p>
        </text:list-item>
        <text:list-item>
          <text:p text:style-name="P24"><text:span text:style-name="Strong_20_Emphasis"><text:span text:style-name="T1">cancel</text:span></text:span><text:span text:style-name="T1"> - A Cancel button. </text:span></text:p>
        </text:list-item>
        <text:list-item>
          <text:p text:style-name="P24"><text:span text:style-name="Strong_20_Emphasis"><text:span text:style-name="T1">help</text:span></text:span><text:span text:style-name="T1"> - Help button that is normally on the right. </text:span></text:p>
        </text:list-item>
        <text:list-item>
          <text:p text:style-name="P24"><text:span text:style-name="Strong_20_Emphasis"><text:span text:style-name="T1">help2</text:span></text:span><text:span text:style-name="T1"> - Help button that on some platforms is placed to the left. </text:span></text:p>
        </text:list-item>
        <text:list-item>
          <text:p text:style-name="P24"><text:span text:style-name="Strong_20_Emphasis"><text:span text:style-name="T1">yes</text:span></text:span><text:span text:style-name="T1"> - A Yes button. </text:span></text:p>
        </text:list-item>
        <text:list-item>
          <text:p text:style-name="P24"><text:span text:style-name="Strong_20_Emphasis"><text:span text:style-name="T1">no</text:span></text:span><text:span text:style-name="T1"> - A No button. </text:span></text:p>
        </text:list-item>
        <text:list-item>
          <text:p text:style-name="P24"><text:span text:style-name="Strong_20_Emphasis"><text:span text:style-name="T1">apply</text:span></text:span><text:span text:style-name="T1"> - An Apply button. </text:span></text:p>
        </text:list-item>
        <text:list-item>
          <text:p text:style-name="P24"><text:span text:style-name="Strong_20_Emphasis"><text:span text:style-name="T1">next</text:span></text:span><text:span text:style-name="T1"> - A Next or Forward button. </text:span></text:p>
        </text:list-item>
        <text:list-item>
          <text:p text:style-name="P24"><text:span text:style-name="Strong_20_Emphasis"><text:span text:style-name="T1">back</text:span></text:span><text:span text:style-name="T1"> - A Previous or Back button. </text:span></text:p>
        </text:list-item>
        <text:list-item>
          <text:p text:style-name="P24"><text:span text:style-name="Strong_20_Emphasis"><text:span text:style-name="T1">finish</text:span></text:span><text:span text:style-name="T1"> - A Finished button. </text:span></text:p>
        </text:list-item>
        <text:list-item>
          <text:p text:style-name="P24"><text:span text:style-name="Strong_20_Emphasis"><text:span text:style-name="T1">left</text:span></text:span><text:span text:style-name="T1"> - A button that should normally always be placed on the far left. </text:span></text:p>
        </text:list-item>
        <text:list-item>
          <text:p text:style-name="P23"><text:span text:style-name="Strong_20_Emphasis"><text:span text:style-name="T1">right</text:span></text:span><text:span text:style-name="T1"> - A button that should normally always be placed on the far right. </text:span></text:p>
        </text:list-item>
      </text:list>
      <text:p text:style-name="Text_20_body"><text:span text:style-name="T1">Example: </text:span><text:span text:style-name="Source_20_Text"><text:span text:style-name="T1">"tag ok" or "tag help2"</text:span></text:span><text:span text:style-name="T1">.</text:span></text:p>
      <text:h text:style-name="Heading_20_2" text:outline-level="2">Further Reading</text:h>
      <text:p text:style-name="Text_20_body"><text:span text:style-name="T1">There are more information to digest regarding MigLayout. The resources are all available at </text:span><text:a xlink:type="simple" xlink:href="http://www.migcomponents.com/" text:style-name="Internet_20_link" text:visited-style-name="Visited_20_Internet_20_Link"><text:span text:style-name="T1">www.migcomponents.com</text:span></text:a></text:p>
      <text:list text:style-name="L10">
        <text:list-item>
          <text:p text:style-name="P32">The demonstration application for Swing and SWT is available both as binaries and with free (BSD) source code. There might be other frameworks added in the future. </text:p>
        </text:list-item>
        <text:list-item>
          <text:p text:style-name="P32">There is a cheat sheet that lists the constraints in a short and simple layout and can be view in a browser (HTML) or printed (PDF). </text:p>
        </text:list-item>
        <text:list-item>
          <text:p text:style-name="P25"><text:span text:style-name="T1">There is an online forum dedicated to MigLayout. The it can be found here: </text:span><text:a xlink:type="simple" xlink:href="http://www.migcalendar.com/forum/" text:style-name="Internet_20_link" text:visited-style-name="Visited_20_Internet_20_Link"><text:span text:style-name="T1">www.miginfocom.com/forum</text:span></text:a><text:span text:style-name="T1">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Courier, mono"/>
    <style:font-face style:name="Geneva" svg:font-family="Geneva,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NSimSun1"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058cm" fo:margin-right="1.058cm" fo:margin-top="1.058cm" fo:margin-bottom="1.058cm" style:contextual-spacing="false" style:line-height-at-least="0.423cm" fo:text-indent="0cm" style:auto-text-indent="false"/>
      <style:text-properties fo:color="#666666" loext:opacity="100%" style:font-name="Verdana" fo:font-family="Verdana, Arial, Helvetica, sans-serif" fo:font-size="7.19999980926514pt" style:font-name-asian="Verdana" style:font-family-asian="Verdana, Arial, Helvetica, sans-serif" style:font-size-asian="7.19999980926514pt" style:font-name-complex="Verdana" style:font-family-complex="Verdana, Arial, Helvetica, sans-serif" style:font-size-complex="7.199999809265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padding="0cm" fo:border="none"/>
      <style:text-properties fo:color="#ffffff" loext:opacity="100%" style:font-name="Geneva" fo:font-family="Geneva, Arial, Helvetica, sans-serif" fo:font-size="14.3999996185303pt" fo:font-weight="bold" style:font-name-asian="Geneva" style:font-family-asian="Geneva, Arial, Helvetica, sans-serif" style:font-size-asian="14.3999996185303pt" style:font-weight-asian="bold" style:font-name-complex="Geneva" style:font-family-complex="Geneva, Arial, Helvetica, sans-serif" style:font-size-complex="14.3999996185303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cm" style:contextual-spacing="false"/>
      <style:text-properties fo:color="#666666" loext:opacity="100%" style:font-name="Geneva" fo:font-family="Geneva, Arial, Helvetica, sans-serif" fo:font-size="8.39999961853027pt" fo:font-weight="bold" style:font-name-asian="Geneva" style:font-family-asian="Geneva, Arial, Helvetica, sans-serif" style:font-size-asian="8.39999961853027pt" style:font-weight-asian="bold" style:font-name-complex="Geneva" style:font-family-complex="Geneva, Arial, Helvetica, sans-serif" style:font-size-complex="8.3999996185302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1.058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fo:color="#000000" loext:opacity="100%" style:font-name="Courier New1" fo:font-family="'Courier New', Courier, mono" fo:font-size="9pt" style:font-name-asian="Courier New1" style:font-family-asian="'Courier New', Courier, mono" style:font-size-asian="9pt" style:font-name-complex="Courier New1" style:font-family-complex="'Courier New', Courier, mono"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ig Layout White Paper</dc:title>
    <dc:date>2024-05-09T17:26:21.892000000</dc:date>
    <meta:editing-duration>PT37M46S</meta:editing-duration>
    <meta:editing-cycles>13</meta:editing-cycles>
    <meta:generator>LibreOffice/7.5.2.2$Windows_X86_64 LibreOffice_project/53bb9681a964705cf672590721dbc85eb4d0c3a2</meta:generator>
    <meta:document-statistic meta:table-count="0" meta:image-count="0" meta:object-count="0" meta:page-count="21" meta:paragraph-count="290" meta:word-count="8586" meta:character-count="49831" meta:non-whitespace-character-count="41396"/>
  </office:meta>
</office:document-meta>
</file>